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19de66" officeooo:paragraph-rsid="008a915f"/>
    </style:style>
    <style:style style:name="P53" style:family="paragraph" style:parent-style-name="Text_20_body">
      <style:text-properties officeooo:rsid="00c2db31" officeooo:paragraph-rsid="00c2db31"/>
    </style:style>
    <style:style style:name="P54" style:family="paragraph" style:parent-style-name="Text_20_body">
      <style:text-properties officeooo:rsid="00b142a8" officeooo:paragraph-rsid="00b142a8"/>
    </style:style>
    <style:style style:name="P55" style:family="paragraph" style:parent-style-name="Text_20_body">
      <style:text-properties officeooo:rsid="00c3c69a" officeooo:paragraph-rsid="00c3c69a"/>
    </style:style>
    <style:style style:name="P56" style:family="paragraph" style:parent-style-name="Text_20_body">
      <style:text-properties officeooo:paragraph-rsid="00c3c69a"/>
    </style:style>
    <style:style style:name="P57" style:family="paragraph" style:parent-style-name="Text_20_body">
      <style:text-properties officeooo:rsid="00c73b76" officeooo:paragraph-rsid="00c73b76"/>
    </style:style>
    <style:style style:name="P58" style:family="paragraph" style:parent-style-name="Text_20_body">
      <style:text-properties officeooo:rsid="00c83f98" officeooo:paragraph-rsid="00c83f98"/>
    </style:style>
    <style:style style:name="P59" style:family="paragraph" style:parent-style-name="Text_20_body">
      <style:text-properties officeooo:rsid="00c83f98" officeooo:paragraph-rsid="00d0d2fd"/>
    </style:style>
    <style:style style:name="P60" style:family="paragraph" style:parent-style-name="Text_20_body">
      <style:text-properties officeooo:rsid="00cace97" officeooo:paragraph-rsid="00cace97"/>
    </style:style>
    <style:style style:name="P61" style:family="paragraph" style:parent-style-name="Text_20_body">
      <style:text-properties officeooo:rsid="00ce9ba1" officeooo:paragraph-rsid="00ce9ba1"/>
    </style:style>
    <style:style style:name="P62" style:family="paragraph" style:parent-style-name="Text_20_body">
      <style:text-properties officeooo:rsid="00919860" officeooo:paragraph-rsid="00919860"/>
    </style:style>
    <style:style style:name="P63" style:family="paragraph" style:parent-style-name="Text_20_body">
      <style:text-properties officeooo:rsid="00d0d2fd" officeooo:paragraph-rsid="00d0d2fd"/>
    </style:style>
    <style:style style:name="P64" style:family="paragraph" style:parent-style-name="Text_20_body">
      <style:text-properties officeooo:rsid="00eec390" officeooo:paragraph-rsid="00eec390"/>
    </style:style>
    <style:style style:name="P65" style:family="paragraph" style:parent-style-name="Text_20_body">
      <style:text-properties officeooo:rsid="00f0ca0b" officeooo:paragraph-rsid="00f0ca0b"/>
    </style:style>
    <style:style style:name="P66" style:family="paragraph" style:parent-style-name="Text_20_body">
      <style:text-properties officeooo:rsid="00afbaad" officeooo:paragraph-rsid="00cc96d7"/>
    </style:style>
    <style:style style:name="P67" style:family="paragraph" style:parent-style-name="Text_20_body">
      <style:text-properties officeooo:rsid="005d8de9" officeooo:paragraph-rsid="005d8de9"/>
    </style:style>
    <style:style style:name="P68" style:family="paragraph" style:parent-style-name="Text_20_body">
      <style:text-properties officeooo:rsid="00c085ff" officeooo:paragraph-rsid="00c085ff"/>
    </style:style>
    <style:style style:name="P69" style:family="paragraph" style:parent-style-name="Text_20_body">
      <style:text-properties officeooo:rsid="00fd8b32" officeooo:paragraph-rsid="00fd8b32"/>
    </style:style>
    <style:style style:name="P70" style:family="paragraph" style:parent-style-name="Text_20_body">
      <style:text-properties officeooo:rsid="00d5e21b" officeooo:paragraph-rsid="00d5e21b"/>
    </style:style>
    <style:style style:name="P71" style:family="paragraph" style:parent-style-name="Text_20_body">
      <style:text-properties officeooo:paragraph-rsid="00ffdd62"/>
    </style:style>
    <style:style style:name="P72" style:family="paragraph" style:parent-style-name="Text_20_body">
      <style:text-properties officeooo:rsid="0108db43" officeooo:paragraph-rsid="0108db43"/>
    </style:style>
    <style:style style:name="P73" style:family="paragraph" style:parent-style-name="Text_20_body">
      <style:text-properties officeooo:rsid="01113f3f" officeooo:paragraph-rsid="01113f3f"/>
    </style:style>
    <style:style style:name="P74" style:family="paragraph" style:parent-style-name="Text_20_body">
      <style:text-properties officeooo:rsid="0114e5b3" officeooo:paragraph-rsid="0114e5b3"/>
    </style:style>
    <style:style style:name="P75" style:family="paragraph" style:parent-style-name="Text_20_body">
      <style:text-properties officeooo:rsid="00367ba6" officeooo:paragraph-rsid="00367ba6"/>
    </style:style>
    <style:style style:name="P76" style:family="paragraph" style:parent-style-name="Text_20_body">
      <style:text-properties officeooo:rsid="0118d1e2" officeooo:paragraph-rsid="0118d1e2"/>
    </style:style>
    <style:style style:name="P77" style:family="paragraph" style:parent-style-name="Text_20_body">
      <style:text-properties officeooo:rsid="01132847"/>
    </style:style>
    <style:style style:name="P78" style:family="paragraph" style:parent-style-name="Text_20_body">
      <style:text-properties officeooo:rsid="01132847" officeooo:paragraph-rsid="01132847"/>
    </style:style>
    <style:style style:name="P79" style:family="paragraph" style:parent-style-name="Text_20_body">
      <style:text-properties officeooo:rsid="001d7fb2" officeooo:paragraph-rsid="00cc96d7"/>
    </style:style>
    <style:style style:name="P80" style:family="paragraph" style:parent-style-name="Text_20_body">
      <style:text-properties officeooo:paragraph-rsid="011b9cca"/>
    </style:style>
    <style:style style:name="P81" style:family="paragraph" style:parent-style-name="Text_20_body">
      <style:text-properties officeooo:paragraph-rsid="00cc96d7"/>
    </style:style>
    <style:style style:name="P82" style:family="paragraph" style:parent-style-name="Text_20_body">
      <style:text-properties officeooo:rsid="011d0e76" officeooo:paragraph-rsid="011d0e76"/>
    </style:style>
    <style:style style:name="P83" style:family="paragraph" style:parent-style-name="Text_20_body">
      <style:text-properties officeooo:rsid="011e928a" officeooo:paragraph-rsid="011e928a"/>
    </style:style>
    <style:style style:name="P84" style:family="paragraph" style:parent-style-name="Drawing">
      <style:paragraph-properties fo:text-align="center" style:justify-single-word="false"/>
    </style:style>
    <style:style style:name="P85" style:family="paragraph" style:parent-style-name="Text_20_body" style:list-style-name="L5">
      <style:text-properties officeooo:rsid="006c1a0e" officeooo:paragraph-rsid="006c1a0e"/>
    </style:style>
    <style:style style:name="P86" style:family="paragraph" style:parent-style-name="Text_20_body" style:list-style-name="L5">
      <style:text-properties officeooo:rsid="00fd8b32" officeooo:paragraph-rsid="00fd8b32"/>
    </style:style>
    <style:style style:name="P87" style:family="paragraph" style:parent-style-name="Text_20_body" style:list-style-name="L6">
      <style:text-properties officeooo:rsid="000f88f6" officeooo:paragraph-rsid="00ffdd62"/>
    </style:style>
    <style:style style:name="P88" style:family="paragraph" style:parent-style-name="Text_20_body" style:list-style-name="L7">
      <style:text-properties officeooo:rsid="000f88f6" officeooo:paragraph-rsid="00ffdd62"/>
    </style:style>
    <style:style style:name="P89" style:family="paragraph" style:parent-style-name="Text_20_body" style:list-style-name="L8"/>
    <style:style style:name="P90" style:family="paragraph" style:parent-style-name="Text_20_body" style:list-style-name="L8">
      <style:text-properties officeooo:rsid="00c2c874" officeooo:paragraph-rsid="00c2c874"/>
    </style:style>
    <style:style style:name="P91" style:family="paragraph" style:parent-style-name="Text_20_body" style:list-style-name="L9">
      <style:text-properties officeooo:rsid="00c2c874" officeooo:paragraph-rsid="00c2c874"/>
    </style:style>
    <style:style style:name="P92" style:family="paragraph" style:parent-style-name="Text_20_body" style:list-style-name="L13">
      <style:text-properties officeooo:rsid="00c2c874" officeooo:paragraph-rsid="00c2c874"/>
    </style:style>
    <style:style style:name="P93" style:family="paragraph" style:parent-style-name="Text_20_body">
      <style:text-properties officeooo:rsid="00c2c874" officeooo:paragraph-rsid="00c2c874"/>
    </style:style>
    <style:style style:name="P94" style:family="paragraph" style:parent-style-name="Text_20_body" style:list-style-name="L8">
      <style:text-properties officeooo:rsid="00cc96d7" officeooo:paragraph-rsid="00cc96d7"/>
    </style:style>
    <style:style style:name="P95" style:family="paragraph" style:parent-style-name="Text_20_body" style:list-style-name="L8">
      <style:text-properties officeooo:rsid="00806ebf" officeooo:paragraph-rsid="00806ebf"/>
    </style:style>
    <style:style style:name="P96" style:family="paragraph" style:parent-style-name="Text_20_body" style:list-style-name="L8">
      <style:text-properties officeooo:rsid="006de9d7" officeooo:paragraph-rsid="006de9d7"/>
    </style:style>
    <style:style style:name="P97" style:family="paragraph" style:parent-style-name="Text_20_body" style:list-style-name="L9"/>
    <style:style style:name="P98" style:family="paragraph" style:parent-style-name="Text_20_body" style:list-style-name="L9">
      <style:text-properties officeooo:rsid="0066c2d2" officeooo:paragraph-rsid="0066c2d2"/>
    </style:style>
    <style:style style:name="P99" style:family="paragraph" style:parent-style-name="Text_20_body" style:list-style-name="L14">
      <style:text-properties officeooo:rsid="0066c2d2" officeooo:paragraph-rsid="0066c2d2"/>
    </style:style>
    <style:style style:name="P100" style:family="paragraph" style:parent-style-name="Text_20_body" style:list-style-name="L9">
      <style:text-properties officeooo:rsid="00cd20e2" officeooo:paragraph-rsid="00cd20e2"/>
    </style:style>
    <style:style style:name="P101" style:family="paragraph" style:parent-style-name="Text_20_body" style:list-style-name="L9">
      <style:text-properties officeooo:rsid="008804af" officeooo:paragraph-rsid="008804af"/>
    </style:style>
    <style:style style:name="P102" style:family="paragraph" style:parent-style-name="Text_20_body" style:list-style-name="L11">
      <style:text-properties officeooo:rsid="008804af" officeooo:paragraph-rsid="008804af"/>
    </style:style>
    <style:style style:name="P103" style:family="paragraph" style:parent-style-name="Text_20_body" style:list-style-name="L9">
      <style:text-properties officeooo:rsid="00a54d57" officeooo:paragraph-rsid="00a54d57"/>
    </style:style>
    <style:style style:name="P104" style:family="paragraph" style:parent-style-name="Text_20_body" style:list-style-name="L14">
      <style:text-properties officeooo:rsid="00a54d57" officeooo:paragraph-rsid="00a54d57"/>
    </style:style>
    <style:style style:name="P105" style:family="paragraph" style:parent-style-name="Text_20_body" style:list-style-name="L10"/>
    <style:style style:name="P106" style:family="paragraph" style:parent-style-name="Text_20_body" style:list-style-name="L10">
      <style:text-properties officeooo:paragraph-rsid="0114e5b3"/>
    </style:style>
    <style:style style:name="P107" style:family="paragraph" style:parent-style-name="Text_20_body" style:list-style-name="L10">
      <style:text-properties officeooo:paragraph-rsid="011d0e76"/>
    </style:style>
    <style:style style:name="P108" style:family="paragraph" style:parent-style-name="Text_20_body" style:list-style-name="L10">
      <style:text-properties officeooo:rsid="0114e5b3" officeooo:paragraph-rsid="0114e5b3"/>
    </style:style>
    <style:style style:name="P109" style:family="paragraph" style:parent-style-name="Text_20_body" style:list-style-name="L10">
      <style:text-properties officeooo:rsid="011b9cca" officeooo:paragraph-rsid="011d0e76"/>
    </style:style>
    <style:style style:name="P110" style:family="paragraph" style:parent-style-name="Text_20_body" style:list-style-name="L11">
      <style:text-properties officeooo:paragraph-rsid="0114e5b3"/>
    </style:style>
    <style:style style:name="P111" style:family="paragraph" style:parent-style-name="Text_20_body" style:list-style-name="L11">
      <style:text-properties officeooo:paragraph-rsid="011d0e76"/>
    </style:style>
    <style:style style:name="P112" style:family="paragraph" style:parent-style-name="Text_20_body" style:list-style-name="L11">
      <style:text-properties officeooo:rsid="0084eb74" officeooo:paragraph-rsid="0084eb74"/>
    </style:style>
    <style:style style:name="P113" style:family="paragraph" style:parent-style-name="Text_20_body" style:list-style-name="L12"/>
    <style:style style:name="P114" style:family="paragraph" style:parent-style-name="Text_20_body" style:list-style-name="L12">
      <style:text-properties officeooo:paragraph-rsid="0115778a"/>
    </style:style>
    <style:style style:name="P115" style:family="paragraph" style:parent-style-name="Text_20_body" style:list-style-name="L12">
      <style:text-properties officeooo:rsid="0115778a" officeooo:paragraph-rsid="0115778a"/>
    </style:style>
    <style:style style:name="P116" style:family="paragraph" style:parent-style-name="Text_20_body" style:list-style-name="L13"/>
    <style:style style:name="P117" style:family="paragraph" style:parent-style-name="Text_20_body" style:list-style-name="L13">
      <style:text-properties officeooo:paragraph-rsid="00ce9ba1"/>
    </style:style>
    <style:style style:name="P118" style:family="paragraph" style:parent-style-name="Text_20_body" style:list-style-name="L13">
      <style:text-properties officeooo:rsid="00ce9ba1" officeooo:paragraph-rsid="00ce9ba1"/>
    </style:style>
    <style:style style:name="P119" style:family="paragraph" style:parent-style-name="Text_20_body" style:list-style-name="L14">
      <style:text-properties officeooo:rsid="00ce9ba1" officeooo:paragraph-rsid="00ce9ba1"/>
    </style:style>
    <style:style style:name="P120" style:family="paragraph" style:parent-style-name="Text_20_body" style:list-style-name="L13">
      <style:text-properties officeooo:rsid="007d22f1" officeooo:paragraph-rsid="007d22f1"/>
    </style:style>
    <style:style style:name="P121" style:family="paragraph" style:parent-style-name="Text_20_body" style:list-style-name="L14"/>
    <style:style style:name="P122" style:family="paragraph" style:parent-style-name="Text_20_body" style:list-style-name="L14">
      <style:text-properties officeooo:rsid="0026de65"/>
    </style:style>
    <style:style style:name="P123" style:family="paragraph" style:parent-style-name="Text_20_body" style:list-style-name="L14">
      <style:text-properties officeooo:rsid="002a917c"/>
    </style:style>
    <style:style style:name="P124" style:family="paragraph" style:parent-style-name="Text_20_body" style:list-style-name="L14">
      <style:text-properties officeooo:rsid="0041e0b4"/>
    </style:style>
    <style:style style:name="P125" style:family="paragraph" style:parent-style-name="Text_20_body" style:list-style-name="L14">
      <style:text-properties officeooo:rsid="0041e0b4" officeooo:paragraph-rsid="005d476f"/>
    </style:style>
    <style:style style:name="P126" style:family="paragraph" style:parent-style-name="Text_20_body" style:list-style-name="L14">
      <style:text-properties officeooo:rsid="005d476f" officeooo:paragraph-rsid="005d476f"/>
    </style:style>
    <style:style style:name="P127" style:family="paragraph" style:parent-style-name="Text_20_body" style:list-style-name="L15">
      <style:text-properties officeooo:rsid="005d476f" officeooo:paragraph-rsid="005d476f"/>
    </style:style>
    <style:style style:name="P128" style:family="paragraph" style:parent-style-name="Text_20_body" style:list-style-name="L14">
      <style:text-properties officeooo:rsid="00c2db31" officeooo:paragraph-rsid="00c2db31"/>
    </style:style>
    <style:style style:name="P129" style:family="paragraph" style:parent-style-name="Text_20_body" style:list-style-name="L14">
      <style:text-properties officeooo:rsid="0064024c" officeooo:paragraph-rsid="0064024c"/>
    </style:style>
    <style:style style:name="P130" style:family="paragraph" style:parent-style-name="Text_20_body" style:list-style-name="L14">
      <style:text-properties officeooo:rsid="006a2155" officeooo:paragraph-rsid="006a2155"/>
    </style:style>
    <style:style style:name="P131" style:family="paragraph" style:parent-style-name="Text_20_body" style:list-style-name="L14">
      <style:text-properties officeooo:rsid="00a60543" officeooo:paragraph-rsid="00a60543"/>
    </style:style>
    <style:style style:name="P132" style:family="paragraph" style:parent-style-name="Text_20_body" style:list-style-name="L14">
      <style:text-properties officeooo:rsid="00c5c431" officeooo:paragraph-rsid="00c5c431"/>
    </style:style>
    <style:style style:name="P133" style:family="paragraph" style:parent-style-name="Text_20_body" style:list-style-name="L14">
      <style:text-properties officeooo:rsid="00431991"/>
    </style:style>
    <style:style style:name="P134" style:family="paragraph" style:parent-style-name="Text_20_body" style:list-style-name="L14">
      <style:text-properties officeooo:rsid="00a8b960" officeooo:paragraph-rsid="00a8b960"/>
    </style:style>
    <style:style style:name="P135" style:family="paragraph" style:parent-style-name="Text_20_body" style:list-style-name="L15">
      <style:text-properties officeooo:rsid="005d8de9" officeooo:paragraph-rsid="005d8de9"/>
    </style:style>
    <style:style style:name="P136" style:family="paragraph" style:parent-style-name="Text_20_body" style:list-style-name="L16">
      <style:text-properties officeooo:rsid="00947b11" officeooo:paragraph-rsid="00aa1409"/>
    </style:style>
    <style:style style:name="P137" style:family="paragraph" style:parent-style-name="Text_20_body" style:list-style-name="L16">
      <style:text-properties officeooo:rsid="00947b11" officeooo:paragraph-rsid="010c8d44"/>
    </style:style>
    <style:style style:name="P138" style:family="paragraph" style:parent-style-name="Text_20_body" style:list-style-name="L16">
      <style:text-properties officeooo:rsid="00a3f953" officeooo:paragraph-rsid="00aa1409"/>
    </style:style>
    <style:style style:name="P139" style:family="paragraph" style:parent-style-name="Text_20_body" style:list-style-name="L17">
      <style:text-properties officeooo:rsid="00ab42d1" officeooo:paragraph-rsid="00ab42d1"/>
    </style:style>
    <style:style style:name="P140" style:family="paragraph" style:parent-style-name="Text_20_body" style:list-style-name="L17">
      <style:text-properties officeooo:rsid="01160c9d" officeooo:paragraph-rsid="01160c9d"/>
    </style:style>
    <style:style style:name="P141" style:family="paragraph" style:parent-style-name="Text_20_body" style:list-style-name="L17">
      <style:text-properties officeooo:rsid="00cf834e" officeooo:paragraph-rsid="00cf834e"/>
    </style:style>
    <style:style style:name="P142" style:family="paragraph" style:parent-style-name="Text_20_body" style:list-style-name="L17">
      <style:text-properties officeooo:rsid="00bfbb9f" officeooo:paragraph-rsid="00bfbb9f"/>
    </style:style>
    <style:style style:name="P143" style:family="paragraph" style:parent-style-name="Text_20_body" style:list-style-name="L18">
      <style:text-properties officeooo:rsid="00c085ff" officeooo:paragraph-rsid="00c085ff"/>
    </style:style>
    <style:style style:name="P144" style:family="paragraph" style:parent-style-name="Text_20_body" style:list-style-name="L19">
      <style:text-properties officeooo:rsid="00c73b76" officeooo:paragraph-rsid="00c73b76"/>
    </style:style>
    <style:style style:name="P145" style:family="paragraph" style:parent-style-name="Text_20_body" style:list-style-name="L19">
      <style:text-properties officeooo:rsid="00c83f98" officeooo:paragraph-rsid="00c83f98"/>
    </style:style>
    <style:style style:name="P146" style:family="paragraph" style:parent-style-name="Text_20_body" style:list-style-name="L20">
      <style:text-properties officeooo:rsid="00d0d2fd" officeooo:paragraph-rsid="00d0d2fd"/>
    </style:style>
    <style:style style:name="P147" style:family="paragraph" style:parent-style-name="Text_20_body" style:list-style-name="L20">
      <style:text-properties officeooo:rsid="00f0ca0b" officeooo:paragraph-rsid="00d0d2fd"/>
    </style:style>
    <style:style style:name="P148" style:family="paragraph" style:parent-style-name="Text_20_body" style:list-style-name="L20">
      <style:text-properties officeooo:rsid="00d2155b" officeooo:paragraph-rsid="00d2155b"/>
    </style:style>
    <style:style style:name="P149" style:family="paragraph" style:parent-style-name="Text_20_body" style:list-style-name="L21">
      <style:text-properties officeooo:paragraph-rsid="00c3c69a"/>
    </style:style>
    <style:style style:name="P150" style:family="paragraph" style:parent-style-name="Text_20_body" style:list-style-name="L21">
      <style:text-properties officeooo:rsid="00c3c69a" officeooo:paragraph-rsid="00c3c69a"/>
    </style:style>
    <style:style style:name="P151" style:family="paragraph" style:parent-style-name="Text_20_body" style:list-style-name="L21">
      <style:text-properties officeooo:rsid="00f55dd9" officeooo:paragraph-rsid="00f55dd9"/>
    </style:style>
    <style:style style:name="P152" style:family="paragraph" style:parent-style-name="Text_20_body" style:list-style-name="L22">
      <style:text-properties officeooo:rsid="0060b909" officeooo:paragraph-rsid="0060b909"/>
    </style:style>
    <style:style style:name="P153" style:family="paragraph" style:parent-style-name="Text_20_body" style:list-style-name="L23">
      <style:text-properties officeooo:rsid="0092829f" officeooo:paragraph-rsid="0092829f"/>
    </style:style>
    <style:style style:name="P154" style:family="paragraph" style:parent-style-name="Text_20_body" style:list-style-name="L23">
      <style:text-properties officeooo:rsid="00937e12" officeooo:paragraph-rsid="00937e12"/>
    </style:style>
    <style:style style:name="P155" style:family="paragraph" style:parent-style-name="Text_20_body" style:list-style-name="L24">
      <style:text-properties officeooo:rsid="00937e12" officeooo:paragraph-rsid="00937e12"/>
    </style:style>
    <style:style style:name="P156" style:family="paragraph" style:parent-style-name="Text_20_body" style:list-style-name="L24">
      <style:text-properties officeooo:rsid="0094437f" officeooo:paragraph-rsid="0094437f"/>
    </style:style>
    <style:style style:name="P157" style:family="paragraph" style:parent-style-name="Text_20_body" style:list-style-name="L25">
      <style:text-properties officeooo:rsid="00946c6b" officeooo:paragraph-rsid="00946c6b"/>
    </style:style>
    <style:style style:name="P158" style:family="paragraph" style:parent-style-name="Text_20_body" style:list-style-name="L25">
      <style:text-properties officeooo:rsid="00a2dd8b" officeooo:paragraph-rsid="00946c6b"/>
    </style:style>
    <style:style style:name="P159" style:family="paragraph" style:parent-style-name="Text_20_body" style:list-style-name="L26">
      <style:text-properties officeooo:rsid="00cace97" officeooo:paragraph-rsid="00cace97"/>
    </style:style>
    <style:style style:name="P160" style:family="paragraph" style:parent-style-name="Text_20_body">
      <style:text-properties officeooo:rsid="01177a6b" officeooo:paragraph-rsid="01177a6b"/>
    </style:style>
    <style:style style:name="P161" style:family="paragraph" style:parent-style-name="Text_20_body">
      <style:text-properties officeooo:rsid="011ffcbb" officeooo:paragraph-rsid="011ffcbb"/>
    </style:style>
    <style:style style:name="P162" style:family="paragraph" style:parent-style-name="Text_20_body">
      <style:text-properties officeooo:rsid="0121c299" officeooo:paragraph-rsid="0121c299"/>
    </style:style>
    <style:style style:name="P163" style:family="paragraph" style:parent-style-name="Heading_20_1">
      <style:paragraph-properties fo:text-align="center" style:justify-single-word="false"/>
      <style:text-properties officeooo:paragraph-rsid="0035602a"/>
    </style:style>
    <style:style style:name="P164" style:family="paragraph" style:parent-style-name="Heading_20_2">
      <style:text-properties officeooo:rsid="006c1a0e" officeooo:paragraph-rsid="006c1a0e"/>
    </style:style>
    <style:style style:name="P165" style:family="paragraph" style:parent-style-name="Heading_20_2">
      <style:text-properties officeooo:rsid="00badbe7" officeooo:paragraph-rsid="00badbe7"/>
    </style:style>
    <style:style style:name="P166" style:family="paragraph" style:parent-style-name="Heading_20_2">
      <style:text-properties officeooo:rsid="003f5ddb" officeooo:paragraph-rsid="0044adf8"/>
    </style:style>
    <style:style style:name="P167" style:family="paragraph" style:parent-style-name="Heading_20_2">
      <style:text-properties officeooo:paragraph-rsid="0044adf8"/>
    </style:style>
    <style:style style:name="P168" style:family="paragraph" style:parent-style-name="Heading_20_2">
      <style:text-properties officeooo:rsid="00ab42d1" officeooo:paragraph-rsid="00ab42d1"/>
    </style:style>
    <style:style style:name="P169" style:family="paragraph" style:parent-style-name="Heading_20_2">
      <style:text-properties officeooo:rsid="00c73b76" officeooo:paragraph-rsid="00c73b76"/>
    </style:style>
    <style:style style:name="P170" style:family="paragraph" style:parent-style-name="Heading_20_2">
      <style:text-properties officeooo:rsid="006de9d7" officeooo:paragraph-rsid="006de9d7"/>
    </style:style>
    <style:style style:name="P171" style:family="paragraph" style:parent-style-name="Heading_20_2">
      <style:text-properties officeooo:rsid="005ab6b0" officeooo:paragraph-rsid="005ab6b0"/>
    </style:style>
    <style:style style:name="P172" style:family="paragraph" style:parent-style-name="Heading_20_2">
      <style:text-properties officeooo:rsid="00946c6b" officeooo:paragraph-rsid="00946c6b"/>
    </style:style>
    <style:style style:name="P173" style:family="paragraph" style:parent-style-name="Heading_20_3">
      <style:text-properties officeooo:rsid="0114e5b3" officeooo:paragraph-rsid="0114e5b3"/>
    </style:style>
    <style:style style:name="P174" style:family="paragraph" style:parent-style-name="Heading_20_3">
      <style:text-properties officeooo:rsid="00c73b76" officeooo:paragraph-rsid="00c73b76"/>
    </style:style>
    <style:style style:name="P175" style:family="paragraph" style:parent-style-name="Heading_20_3">
      <style:text-properties officeooo:rsid="00c83f98" officeooo:paragraph-rsid="00c83f98"/>
    </style:style>
    <style:style style:name="P176" style:family="paragraph" style:parent-style-name="Heading_20_3">
      <style:text-properties officeooo:rsid="00946c6b" officeooo:paragraph-rsid="00946c6b"/>
    </style:style>
    <style:style style:name="P177" style:family="paragraph" style:parent-style-name="Heading_20_3">
      <style:text-properties officeooo:rsid="00cace97" officeooo:paragraph-rsid="00cace97"/>
    </style:style>
    <style:style style:name="P178" style:family="paragraph" style:parent-style-name="Heading_20_3">
      <style:text-properties officeooo:rsid="01132847" officeooo:paragraph-rsid="01132847"/>
    </style:style>
    <style:style style:name="P179" style:family="paragraph">
      <style:paragraph-properties fo:text-align="center"/>
    </style:style>
    <style:style style:name="P180" style:family="paragraph">
      <style:paragraph-properties fo:text-align="center"/>
      <style:text-properties style:font-name="FreeSans" fo:font-size="24pt" style:font-size-asian="24pt" style:font-size-complex="24pt"/>
    </style:style>
    <style:style style:name="P181" style:family="paragraph">
      <style:paragraph-properties fo:text-align="center"/>
      <style:text-properties fo:font-size="12pt"/>
    </style:style>
    <style:style style:name="T1" style:family="text">
      <style:text-properties officeooo:rsid="011b9cca"/>
    </style:style>
    <style:style style:name="T2" style:family="text">
      <style:text-properties officeooo:rsid="01113f3f"/>
    </style:style>
    <style:style style:name="T3" style:family="text">
      <style:text-properties officeooo:rsid="0074f711"/>
    </style:style>
    <style:style style:name="T4" style:family="text">
      <style:text-properties officeooo:rsid="01132847"/>
    </style:style>
    <style:style style:name="T5" style:family="text">
      <style:text-properties officeooo:rsid="0108db43"/>
    </style:style>
    <style:style style:name="T6" style:family="text">
      <style:text-properties officeooo:rsid="00fd8b32"/>
    </style:style>
    <style:style style:name="T7" style:family="text">
      <style:text-properties officeooo:rsid="0017e7ac"/>
    </style:style>
    <style:style style:name="T8" style:family="text">
      <style:text-properties officeooo:rsid="0019de66"/>
    </style:style>
    <style:style style:name="T9" style:family="text">
      <style:text-properties officeooo:rsid="001d7fb2"/>
    </style:style>
    <style:style style:name="T10" style:family="text">
      <style:text-properties officeooo:rsid="0025e6b6"/>
    </style:style>
    <style:style style:name="T11" style:family="text">
      <style:text-properties officeooo:rsid="002a917c"/>
    </style:style>
    <style:style style:name="T12" style:family="text">
      <style:text-properties officeooo:rsid="002aadc3"/>
    </style:style>
    <style:style style:name="T13" style:family="text">
      <style:text-properties officeooo:rsid="002e9472"/>
    </style:style>
    <style:style style:name="T14" style:family="text">
      <style:text-properties officeooo:rsid="00319e4a"/>
    </style:style>
    <style:style style:name="T15" style:family="text">
      <style:text-properties officeooo:rsid="003251fa"/>
    </style:style>
    <style:style style:name="T16" style:family="text">
      <style:text-properties officeooo:rsid="0033cd77"/>
    </style:style>
    <style:style style:name="T17" style:family="text">
      <style:text-properties officeooo:rsid="00367ba6"/>
    </style:style>
    <style:style style:name="T18" style:family="text">
      <style:text-properties officeooo:rsid="0036f407"/>
    </style:style>
    <style:style style:name="T19" style:family="text">
      <style:text-properties officeooo:rsid="0038a92b"/>
    </style:style>
    <style:style style:name="T20" style:family="text">
      <style:text-properties officeooo:rsid="0038f54b"/>
    </style:style>
    <style:style style:name="T21" style:family="text">
      <style:text-properties style:font-name="Liberation Serif1"/>
    </style:style>
    <style:style style:name="T22" style:family="text">
      <style:text-properties style:font-name="Liberation Serif1" officeooo:rsid="0086f220" style:font-name-asian="Liberation Serif1" style:font-name-complex="Liberation Serif1"/>
    </style:style>
    <style:style style:name="T23" style:family="text">
      <style:text-properties style:font-name="Liberation Serif1" officeooo:rsid="004e676f"/>
    </style:style>
    <style:style style:name="T24" style:family="text">
      <style:text-properties officeooo:rsid="003a4f65"/>
    </style:style>
    <style:style style:name="T25" style:family="text">
      <style:text-properties officeooo:rsid="003b6251"/>
    </style:style>
    <style:style style:name="T26" style:family="text">
      <style:text-properties officeooo:rsid="003d8467"/>
    </style:style>
    <style:style style:name="T27" style:family="text">
      <style:text-properties officeooo:rsid="003f5ddb"/>
    </style:style>
    <style:style style:name="T28" style:family="text">
      <style:text-properties officeooo:rsid="0040c7ff"/>
    </style:style>
    <style:style style:name="T29" style:family="text">
      <style:text-properties officeooo:rsid="0041e0b4"/>
    </style:style>
    <style:style style:name="T30" style:family="text">
      <style:text-properties officeooo:rsid="00431991"/>
    </style:style>
    <style:style style:name="T31" style:family="text">
      <style:text-properties officeooo:rsid="0044adf8"/>
    </style:style>
    <style:style style:name="T32" style:family="text">
      <style:text-properties officeooo:rsid="0044aecb"/>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39744"/>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bb395"/>
    </style:style>
    <style:style style:name="T82" style:family="text">
      <style:text-properties officeooo:rsid="008c0b77"/>
    </style:style>
    <style:style style:name="T83" style:family="text">
      <style:text-properties officeooo:rsid="008c53cb"/>
    </style:style>
    <style:style style:name="T84" style:family="text">
      <style:text-properties officeooo:rsid="008cd0dc"/>
    </style:style>
    <style:style style:name="T85" style:family="text">
      <style:text-properties officeooo:rsid="008d659f"/>
    </style:style>
    <style:style style:name="T86" style:family="text">
      <style:text-properties officeooo:rsid="008f267d"/>
    </style:style>
    <style:style style:name="T87" style:family="text">
      <style:text-properties officeooo:rsid="0094437f"/>
    </style:style>
    <style:style style:name="T88" style:family="text">
      <style:text-properties officeooo:rsid="0094e1c9"/>
    </style:style>
    <style:style style:name="T89" style:family="text">
      <style:text-properties officeooo:rsid="0095925d"/>
    </style:style>
    <style:style style:name="T90" style:family="text">
      <style:text-properties officeooo:rsid="00964e82"/>
    </style:style>
    <style:style style:name="T91" style:family="text">
      <style:text-properties officeooo:rsid="00984e62"/>
    </style:style>
    <style:style style:name="T92" style:family="text">
      <style:text-properties officeooo:rsid="009883ad"/>
    </style:style>
    <style:style style:name="T93" style:family="text">
      <style:text-properties officeooo:rsid="009db527"/>
    </style:style>
    <style:style style:name="T94" style:family="text">
      <style:text-properties officeooo:rsid="009ed019"/>
    </style:style>
    <style:style style:name="T95" style:family="text">
      <style:text-properties style:text-position="sub 58%" officeooo:rsid="009ed019" style:font-size-asian="10.5pt" style:font-weight-asian="normal"/>
    </style:style>
    <style:style style:name="T96" style:family="text">
      <style:text-properties style:text-position="sub 58%" fo:font-weight="normal" officeooo:rsid="009ed019" style:font-size-asian="10.5pt" style:font-weight-asian="normal" style:font-weight-complex="normal"/>
    </style:style>
    <style:style style:name="T97" style:family="text">
      <style:text-properties style:text-position="0% 100%" officeooo:rsid="009ed019" style:font-size-asian="10.5pt" style:font-weight-asian="normal"/>
    </style:style>
    <style:style style:name="T98" style:family="text">
      <style:text-properties fo:font-weight="normal" officeooo:rsid="009ed019" style:font-weight-asian="normal" style:font-weight-complex="normal"/>
    </style:style>
    <style:style style:name="T99" style:family="text">
      <style:text-properties officeooo:rsid="00a0f20b"/>
    </style:style>
    <style:style style:name="T100" style:family="text">
      <style:text-properties officeooo:rsid="00a0f70d"/>
    </style:style>
    <style:style style:name="T101" style:family="text">
      <style:text-properties officeooo:rsid="00a23e15"/>
    </style:style>
    <style:style style:name="T102" style:family="text">
      <style:text-properties officeooo:rsid="00a2dd8b"/>
    </style:style>
    <style:style style:name="T103" style:family="text">
      <style:text-properties officeooo:rsid="00a3f953"/>
    </style:style>
    <style:style style:name="T104" style:family="text">
      <style:text-properties officeooo:rsid="00a60543"/>
    </style:style>
    <style:style style:name="T105" style:family="text">
      <style:text-properties officeooo:rsid="00a6cf28"/>
    </style:style>
    <style:style style:name="T106" style:family="text">
      <style:text-properties officeooo:rsid="00a8952e"/>
    </style:style>
    <style:style style:name="T107" style:family="text">
      <style:text-properties officeooo:rsid="00a8b960"/>
    </style:style>
    <style:style style:name="T108" style:family="text">
      <style:text-properties officeooo:rsid="00adaa5b"/>
    </style:style>
    <style:style style:name="T109" style:family="text">
      <style:text-properties officeooo:rsid="00aea9d5"/>
    </style:style>
    <style:style style:name="T110" style:family="text">
      <style:text-properties officeooo:rsid="00afbaad"/>
    </style:style>
    <style:style style:name="T111" style:family="text">
      <style:text-properties officeooo:rsid="00b11845"/>
    </style:style>
    <style:style style:name="T112" style:family="text">
      <style:text-properties officeooo:rsid="00b142a8"/>
    </style:style>
    <style:style style:name="T113" style:family="text">
      <style:text-properties officeooo:rsid="00b39491"/>
    </style:style>
    <style:style style:name="T114" style:family="text">
      <style:text-properties officeooo:rsid="00b678fc"/>
    </style:style>
    <style:style style:name="T115" style:family="text">
      <style:text-properties officeooo:rsid="00b92008"/>
    </style:style>
    <style:style style:name="T116" style:family="text">
      <style:text-properties officeooo:rsid="00bdad33"/>
    </style:style>
    <style:style style:name="T117" style:family="text">
      <style:text-properties officeooo:rsid="00c085ff"/>
    </style:style>
    <style:style style:name="T118" style:family="text">
      <style:text-properties officeooo:rsid="00c1f7a6"/>
    </style:style>
    <style:style style:name="T119" style:family="text">
      <style:text-properties officeooo:rsid="00c2c7d9"/>
    </style:style>
    <style:style style:name="T120" style:family="text">
      <style:text-properties officeooo:rsid="00c2db31"/>
    </style:style>
    <style:style style:name="T121" style:family="text">
      <style:text-properties officeooo:rsid="00c3c69a"/>
    </style:style>
    <style:style style:name="T122" style:family="text">
      <style:text-properties officeooo:rsid="00c5c431"/>
    </style:style>
    <style:style style:name="T123" style:family="text">
      <style:text-properties officeooo:rsid="00c83f98"/>
    </style:style>
    <style:style style:name="T124" style:family="text">
      <style:text-properties officeooo:rsid="00c8cfa1"/>
    </style:style>
    <style:style style:name="T125" style:family="text">
      <style:text-properties officeooo:rsid="00cceefe"/>
    </style:style>
    <style:style style:name="T126" style:family="text">
      <style:text-properties officeooo:rsid="00cd20e2"/>
    </style:style>
    <style:style style:name="T127" style:family="text">
      <style:text-properties officeooo:rsid="00ce9ba1"/>
    </style:style>
    <style:style style:name="T128" style:family="text">
      <style:text-properties officeooo:rsid="00d0d2fd"/>
    </style:style>
    <style:style style:name="T129" style:family="text">
      <style:text-properties officeooo:rsid="00d2155b"/>
    </style:style>
    <style:style style:name="T130" style:family="text">
      <style:text-properties officeooo:rsid="00d3b842"/>
    </style:style>
    <style:style style:name="T131" style:family="text">
      <style:text-properties officeooo:rsid="00d7cb72"/>
    </style:style>
    <style:style style:name="T132" style:family="text">
      <style:text-properties officeooo:rsid="00d8bed9"/>
    </style:style>
    <style:style style:name="T133" style:family="text">
      <style:text-properties officeooo:rsid="00dbe7ca"/>
    </style:style>
    <style:style style:name="T134" style:family="text">
      <style:text-properties officeooo:rsid="00e33b5f"/>
    </style:style>
    <style:style style:name="T135" style:family="text">
      <style:text-properties officeooo:rsid="00e531fc"/>
    </style:style>
    <style:style style:name="T136" style:family="text">
      <style:text-properties officeooo:rsid="00e60d6b"/>
    </style:style>
    <style:style style:name="T137" style:family="text">
      <style:text-properties officeooo:rsid="00e75020"/>
    </style:style>
    <style:style style:name="T138" style:family="text">
      <style:text-properties officeooo:rsid="00ec14b4"/>
    </style:style>
    <style:style style:name="T139" style:family="text">
      <style:text-properties officeooo:rsid="00edce2d"/>
    </style:style>
    <style:style style:name="T140" style:family="text">
      <style:text-properties officeooo:rsid="00ede551"/>
    </style:style>
    <style:style style:name="T141" style:family="text">
      <style:text-properties officeooo:rsid="00f1a6b8"/>
    </style:style>
    <style:style style:name="T142" style:family="text">
      <style:text-properties officeooo:rsid="00f5df40"/>
    </style:style>
    <style:style style:name="T143" style:family="text">
      <style:text-properties officeooo:rsid="00f6730b"/>
    </style:style>
    <style:style style:name="T144" style:family="text">
      <style:text-properties officeooo:rsid="00fa3d55"/>
    </style:style>
    <style:style style:name="T145" style:family="text">
      <style:text-properties officeooo:rsid="00fc0c1a"/>
    </style:style>
    <style:style style:name="T146" style:family="text">
      <style:text-properties officeooo:rsid="00ff27fb"/>
    </style:style>
    <style:style style:name="T147" style:family="text">
      <style:text-properties officeooo:rsid="000f88f6"/>
    </style:style>
    <style:style style:name="T148" style:family="text">
      <style:text-properties officeooo:rsid="00ffe008"/>
    </style:style>
    <style:style style:name="T149" style:family="text">
      <style:text-properties officeooo:rsid="01016b74"/>
    </style:style>
    <style:style style:name="T150" style:family="text">
      <style:text-properties officeooo:rsid="0102a1f2"/>
    </style:style>
    <style:style style:name="T151" style:family="text">
      <style:text-properties officeooo:rsid="0104a649"/>
    </style:style>
    <style:style style:name="T152" style:family="text">
      <style:text-properties officeooo:rsid="01073ce7"/>
    </style:style>
    <style:style style:name="T153" style:family="text">
      <style:text-properties officeooo:rsid="0107dd15"/>
    </style:style>
    <style:style style:name="T154" style:family="text">
      <style:text-properties officeooo:rsid="01098d17"/>
    </style:style>
    <style:style style:name="T155" style:family="text">
      <style:text-properties officeooo:rsid="010b79c4"/>
    </style:style>
    <style:style style:name="T156" style:family="text">
      <style:text-properties officeooo:rsid="010c8d44"/>
    </style:style>
    <style:style style:name="T157" style:family="text">
      <style:text-properties officeooo:rsid="010dcb63"/>
    </style:style>
    <style:style style:name="T158" style:family="text">
      <style:text-properties officeooo:rsid="0111171b"/>
    </style:style>
    <style:style style:name="T159" style:family="text">
      <style:text-properties officeooo:rsid="01123e31"/>
    </style:style>
    <style:style style:name="T160" style:family="text">
      <style:text-properties officeooo:rsid="0112c911"/>
    </style:style>
    <style:style style:name="T161" style:family="text">
      <style:text-properties officeooo:rsid="0112dacc"/>
    </style:style>
    <style:style style:name="T162" style:family="text">
      <style:text-properties officeooo:rsid="0114e5b3"/>
    </style:style>
    <style:style style:name="T163" style:family="text">
      <style:text-properties officeooo:rsid="0115778a"/>
    </style:style>
    <style:style style:name="T164" style:family="text">
      <style:text-properties officeooo:rsid="01160c9d"/>
    </style:style>
    <style:style style:name="T165" style:family="text">
      <style:text-properties officeooo:rsid="01177a6b"/>
    </style:style>
    <style:style style:name="T166" style:family="text">
      <style:text-properties officeooo:rsid="0118d1e2"/>
    </style:style>
    <style:style style:name="T167" style:family="text">
      <style:text-properties officeooo:rsid="011a7fdb"/>
    </style:style>
    <style:style style:name="T168" style:family="text">
      <style:text-properties officeooo:rsid="011d0e76"/>
    </style:style>
    <style:style style:name="T169" style:family="text">
      <style:text-properties officeooo:rsid="011e928a"/>
    </style:style>
    <style:style style:name="T170" style:family="text">
      <style:text-properties officeooo:rsid="011ffcbb"/>
    </style:style>
    <style:style style:name="T171" style:family="text">
      <style:text-properties officeooo:rsid="0121c299"/>
    </style:style>
    <style:style style:name="T172" style:family="text">
      <style:text-properties officeooo:rsid="01242b2f"/>
    </style:style>
    <style:style style:name="T173" style:family="text">
      <style:text-properties officeooo:rsid="0124df01"/>
    </style:style>
    <style:style style:name="T174"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My Ideal Sound Effects Player</text:h>
      <text:h text:style-name="P164" text:outline-level="2">Roles</text:h>
      <text:p text:style-name="P5">There are <text:span text:style-name="T124">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4">In community theatre these three roles are often performed by the same person. <text:s/>In addition, i</text:span>f <text:span text:style-name="T59">the sound effects are very simple, the stage manager can trigger them remotely.</text:span></text:p>
      <text:h text:style-name="Heading_20_2" text:outline-level="2">Goals</text:h>
      <text:p text:style-name="P26">The sound effects player will</text:p>
      <text:list xml:id="list7995625912794781513" text:style-name="L5">
        <text:list-item>
          <text:p text:style-name="P85">be able to make the sound of a ringing telephone,</text:p>
        </text:list-item>
        <text:list-item>
          <text:p text:style-name="P85">be able to sequence a play as complex as The Passion of Dracula, and as simple as Oklahoma,</text:p>
        </text:list-item>
        <text:list-item>
          <text:p text:style-name="P85">Be able to be operated by a sound effects operator with little previous experience, <text:span text:style-name="T6">and</text:span></text:p>
        </text:list-item>
        <text:list-item>
          <text:p text:style-name="P86">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64" text:outline-level="2">Design Overview</text:h>
      <text:p text:style-name="P26">This design has a flexible 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6">gstreamer </text:span>WAV file parser.</text:p>
      <text:p text:style-name="P26">In addition, for all but the simplest shows the sound designer prepares a collection of sequence items for the sequencer. <text:s/>I will describe the sequencer after describing <text:span text:style-name="T77">the gstreamer</text:span> plug-in <text:span text:style-name="T77">on which it is </text:span><text:soft-page-break/><text:span text:style-name="T77">based, but first I will describe the cluster.</text:span></text:p>
      <text:h text:style-name="P165" text:outline-level="2">The Cluster</text:h>
      <text:p text:style-name="P50">From the point of view of the sound effects operator and sound designer, the major item they work with is a group of controls called the cluster. <text:s/>Whenever there is a sound that is playing, or an opportunity to play a sound, it is linked to a cluster. <text:s/><text:span text:style-name="T116">A cluster </text:span>looks something like this:</text:p>
      <text:p text:style-name="P51"><draw:frame draw:style-name="fr1" draw:name="Frame1" text:anchor-type="paragraph" svg:x="0in" svg:y="0in" svg:width="7in" draw:z-index="4"><draw:text-box fo:min-height="3.1902in"><text:p text:style-name="P84"><draw:rect text:anchor-type="paragraph" draw:z-index="5" draw:name="cluster" draw:style-name="gr1" draw:text-style-name="P179" svg:width="3.0004in" svg:height="3.0004in" svg:x="2in" svg:y="0in"><text:p/></draw:rect><draw:rect text:anchor-type="paragraph" draw:z-index="6" draw:style-name="gr2" draw:text-style-name="P180" svg:width="2.5004in" svg:height="0.5004in" svg:x="2.25in" svg:y="0.25in"><text:p text:style-name="P179"><text:span text:style-name="T174">Name of Sound</text:span></text:p></draw:rect><draw:rect text:anchor-type="paragraph" draw:z-index="7" draw:style-name="gr2" draw:text-style-name="P180" svg:width="1.0004in" svg:height="0.7504in" svg:x="3.75in" svg:y="1in"><text:p text:style-name="P179"><text:span text:style-name="T174">Start</text:span></text:p></draw:rect><draw:rect text:anchor-type="paragraph" draw:z-index="8" draw:style-name="gr2" draw:text-style-name="P180" svg:width="1.0004in" svg:height="0.7504in" svg:x="3.75in" svg:y="2in"><text:p text:style-name="P179"><text:span text:style-name="T174">Stop</text:span></text:p></draw:rect><draw:rect text:anchor-type="paragraph" draw:z-index="9" draw:style-name="gr2" draw:text-style-name="P180" svg:width="1.2504in" svg:height="0.5004in" svg:x="2.25in" svg:y="1in"><text:p text:style-name="P179"><text:span text:style-name="T174">readout</text:span></text:p></draw:rect><draw:circle text:anchor-type="paragraph" draw:z-index="12" draw:style-name="gr3" draw:text-style-name="P179" svg:width="1.1303in" svg:height="1.1303in" svg:x="2.25in" svg:y="1.65in"><text:p/></draw:circle><draw:circle text:anchor-type="paragraph" draw:z-index="13" draw:style-name="gr4" draw:text-style-name="P181" svg:width="0.7524in" svg:height="0.7524in" svg:x="2.4374in" svg:y="1.8437in"><text:p/></draw:circle><draw:circle text:anchor-type="paragraph" draw:z-index="14" draw:style-name="gr5" draw:text-style-name="P179"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 chooses between them by pressing the dial as though it were a button. <text:s/>The text above the dial shows either the current volume as a number or the current pan as R number, L number or Centered. <text:s/>The sound effects operator controls the starting and stopping of the sound using the Start and Stop buttons.</text:p>
      <text:h text:style-name="Heading_20_2" text:outline-level="2">The Gstreamer plug-in<text:span text:style-name="T4">s</text:span></text:h>
      <text:p text:style-name="P4"><text:span text:style-name="T133">The </text:span>sound effects player <text:span text:style-name="T133">includes</text:span> <text:span text:style-name="T4">two custom </text:span>gstreamer plug-in<text:span text:style-name="T4">s</text:span> <text:span text:style-name="T133">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4">It </text:span>has four parts: attack, decay, sustain and release. <text:s/>It is described by <text:span text:style-name="T68">six</text:span> numbers: </text:p>
      <text:list xml:id="list4898694854967432626" text:style-name="L6">
        <text:list-item>
          <text:p text:style-name="P87">the attack <text:span text:style-name="T4">duration</text:span> time, </text:p>
        </text:list-item>
        <text:list-item>
          <text:p text:style-name="P87"><text:soft-page-break/>the attack level, </text:p>
        </text:list-item>
        <text:list-item>
          <text:p text:style-name="P87">the decay <text:span text:style-name="T4">duration </text:span>time, </text:p>
        </text:list-item>
        <text:list-item>
          <text:p text:style-name="P87">the sustain level, </text:p>
        </text:list-item>
        <text:list-item>
          <text:p text:style-name="P87">the release start time and </text:p>
        </text:list-item>
        <text:list-item>
          <text:p text:style-name="P87">the release duration time. <text:s/></text:p>
        </text:list-item>
      </text:list>
      <text:p text:style-name="P6">Note that the release start time can be modified by an external action <text:span text:style-name="T159">or reaching the end of the WAV file </text:span>while the sound effect is playing, so the release start time specified by the sound designer is its initial value. <text:s/>The release duration time can be infinite.</text:p>
      <text:p text:style-name="P6">Internally, </text:p>
      <text:list xml:id="list3811628215438489755" text:style-name="L7">
        <text:list-item>
          <text:p text:style-name="P88">times are measured in <text:span text:style-name="T154">nanoseconds</text:span>, </text:p>
        </text:list-item>
        <text:list-item>
          <text:p text:style-name="P88"><text:span text:style-name="T154">volume </text:span>levels are 0.0 for silence and <text:span text:style-name="T154">1</text:span>.0 for full scale, and </text:p>
        </text:list-item>
        <text:list-item>
          <text:p text:style-name="P88">pan values are 0 for center, -1.0 for full left and +1.0 for full right. </text:p>
        </text:list-item>
      </text:list>
      <text:p text:style-name="P71"><text:span text:style-name="T147">When displayed, times are shown in seconds with four decimal places, and levels as 0 to 100%. <text:s/>These parameters are all specified by the sound effects designer when creating a sample. <text:s/>When the release duration time is infinite it is shown as </text:span><text:span text:style-name="T22">∞</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7">some of which are used elsewhere in the gstreamer pipeline, or in the application:</text:span></text:p>
      <text:list xml:id="list6017389206714077328" text:style-name="L8">
        <text:list-item>
          <text:p text:style-name="P89">the loop from time, </text:p>
        </text:list-item>
        <text:list-item>
          <text:p text:style-name="P89">the loop to time, </text:p>
        </text:list-item>
        <text:list-item>
          <text:p text:style-name="P89">the loop limit value, </text:p>
        </text:list-item>
        <text:list-item>
          <text:p text:style-name="P90">the starting position,</text:p>
        </text:list-item>
        <text:list-item>
          <text:p text:style-name="P89">the <text:span text:style-name="T51">designer's</text:span> volume level,</text:p>
        </text:list-item>
        <text:list-item>
          <text:p text:style-name="P94">the designer's pan value: <text:span text:style-name="T125">C</text:span>enter, <text:span text:style-name="T125">L</text:span>eft 1 to <text:span text:style-name="T125">100</text:span> or <text:span text:style-name="T125">R</text:span>ight 1 to <text:span text:style-name="T125">100</text:span>,</text:p>
        </text:list-item>
        <text:list-item>
          <text:p text:style-name="P95">the name of the sound effect, and</text:p>
        </text:list-item>
        <text:list-item>
          <text:p text:style-name="P96">the sound effect's MIDI program number, MIDI note number, OSC name <text:span text:style-name="T122">and function key.</text:span></text:p>
        </text:list-item>
      </text:list>
      <text:p text:style-name="P28"><text:soft-page-break/>Other variables mentioned below are <text:span text:style-name="T66">initialized</text:span> when the sound effect is triggered. <text:s/>The algorithm for computing the amplitude of each channel of a sound effect at each time step is described here in several stages, <text:span text:style-name="T4">for clarity of exposition.</text:span> <text:s/>The algorithm is performed independently for each channel in its source, and passes the same number of <text:span text:style-name="T146">channels</text:span> to the next stage. <text:s/></text:p>
      <text:p text:style-name="P28">When a sound effect is triggered, the following local variables are set:</text:p>
      <text:list xml:id="list8545710846656545093" text:style-name="L9">
        <text:list-item>
          <text:p text:style-name="P97">current time and the loop counter are set to 0,</text:p>
        </text:list-item>
        <text:list-item>
          <text:p text:style-name="P91">the current position is set to the starting position,</text:p>
        </text:list-item>
        <text:list-item>
          <text:p text:style-name="P98">The operator's volume level is set to <text:span text:style-name="T154">100% (internally 1.0)</text:span>,</text:p>
        </text:list-item>
        <text:list-item>
          <text:p text:style-name="P100">The operator's pan value is set to Center <text:span text:style-name="T154">(internally 0.0)</text:span>,</text:p>
        </text:list-item>
        <text:list-item>
          <text:p text:style-name="P97">the releasing condition is set to false,</text:p>
        </text:list-item>
        <text:list-item>
          <text:p text:style-name="P101">the end of input condition is set to false,</text:p>
        </text:list-item>
        <text:list-item>
          <text:p text:style-name="P103">the paus<text:span text:style-name="T109">ing</text:span> condition is set to false.</text:p>
        </text:list-item>
        <text:list-item>
          <text:p text:style-name="P97">The looping condition is set to true if the loop from time is not equal to the loop to time; otherwise it is set to false.</text:p>
        </text:list-item>
      </text:list>
      <text:h text:style-name="Heading_20_3" text:outline-level="3">Loo<text:span text:style-name="T13">per Element</text:span></text:h>
      <text:p text:style-name="P77">The looper <text:span text:style-name="T170">element </text:span>sinks data from <text:span text:style-name="T170">a</text:span> WAV file parser. <text:s/>It accepts audio/x-raw sound samples in F32LE or F64LE format. <text:s/>It has these parameters: loop-to, loop-from, loop-limit, max-duration, <text:span text:style-name="T168">start position</text:span> <text:span text:style-name="T1">and autostart</text:span>. <text:s/>During preroll it copies all of the upstream data, up to max-duration, into its memory. <text:s/><text:span text:style-name="T170">It then sends silence downstream until it receives a Start message, whereupon it begins to pass its buffered data</text:span> downstream, <text:span text:style-name="T168">beginning at the start position</text:span>. <text:s/>As it passes <text:span text:style-name="T170">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70">s</text:span> <text:span text:style-name="T170">a R</text:span>elease <text:span text:style-name="T168">message</text:span> it stops looping. <text:s/>When it hits the end of its data <text:span text:style-name="T1">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160">The looper also processes pause and continue <text:span text:style-name="T1">messages</text:span>. <text:s/>These set and clear the pausing condition. <text:s/>When the pausing condition is true, the looper outputs silence and does not advance in its buffer, but continues to count time.</text:p>
      <text:p text:style-name="P161">To shut down the gstreamer pipeline cleanly, the looper element accepts a Shutdown message, which causes it to send End of Stream (EOS) and stop sending data.</text:p>
      <text:p text:style-name="P74"><text:soft-page-break/>The output of the looper is constrained to have the same data type as its input. <text:s/><text:span text:style-name="T1">The autostart parameter is used for testing.</text:span></text:p>
      <text:h text:style-name="P173" text:outline-level="3">Envelope <text:span text:style-name="T170">Filter</text:span></text:h>
      <text:p text:style-name="P80"><text:span text:style-name="T1">Envelope processing starts with the attack stage upon receipt of the Start message. <text:s/>Once envelope processing is started, a</text:span>t each time step, <text:span text:style-name="T170">the envelope filter computes the volume as follows</text:span>:</text:p>
      <text:list xml:id="list7198507545423373027" text:style-name="L10">
        <text:list-item>
          <text:p text:style-name="P105"><text:span text:style-name="T9">If the current time is less than the attack time, set the volume to <text:s/></text:span><text:span text:style-name="T9"><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9">. <text:s/></text:span></text:p>
        </text:list-item>
        <text:list-item>
          <text:p text:style-name="P105"><text:span text:style-name="T9">The attack is complete when current time reaches attack time, so if current time is greater than or equal to attack time but less than attack time + decay time, instead set the volume to </text:span><text:span text:style-name="T9"><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9">+</text:span><text:span text:style-name="T9"><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9">. <text:s/></text:span></text:p>
        </text:list-item>
        <text:list-item>
          <text:p text:style-name="P106"><text:span text:style-name="T9">The decay is complete when the current time reaches attack time + decay time, so if current time is greater than or equal to attack time + decay time, instead set the volume to </text:span><text:span text:style-name="T9"><draw:frame draw:style-name="fr2" draw:name="Object7" text:anchor-type="as-char" svg:y="-0.1484in" svg:width="0.8953in" svg:height="0.1846in" draw:z-index="15"><draw:object xlink:href="./Object 5" xlink:type="simple" xlink:show="embed" xlink:actuate="onLoad"/><draw:image xlink:href="./ObjectReplacements/Object 5" xlink:type="simple" xlink:show="embed" xlink:actuate="onLoad"/></draw:frame></text:span><text:span text:style-name="T9">.</text:span></text:p>
        </text:list-item>
        <text:list-item>
          <text:p text:style-name="P108">If the current time reaches release start time and the releasing condition is not true, </text:p>
          <text:list>
            <text:list-item>
              <text:p text:style-name="P108">set the releasing condition to true,</text:p>
            </text:list-item>
            <text:list-item>
              <text:p text:style-name="P108">remember the <text:span text:style-name="T163">last </text:span>volume <text:span text:style-name="T163">value</text:span>, which is probably sustain level, <text:span text:style-name="T1">and</text:span></text:p>
            </text:list-item>
            <text:list-item>
              <text:p text:style-name="P109">send a message to the application telling it that the sound has completed.</text:p>
            </text:list-item>
          </text:list>
        </text:list-item>
        <text:list-item>
          <text:p text:style-name="P107">If the releasing condition is true, we are in the release stage of the envelope, <text:span text:style-name="T68">so do the following:</text:span></text:p>
        </text:list-item>
      </text:list>
      <text:list xml:id="list766758361972253872" text:style-name="L11">
        <text:list-item>
          <text:list>
            <text:list-item>
              <text:p text:style-name="P102">If the release duration time is infinite and <text:span text:style-name="T162">we have received an EOS or Complete message from upstream, </text:span>the processing of this sound effect is complete. <text:s/><text:span text:style-name="T168">The volume is 0.0.</text:span></text:p>
            </text:list-item>
            <text:list-item>
              <text:p text:style-name="P110">If the <text:span text:style-name="T79">release duration time is not infinite and the </text:span>current time is greater than or equal to release start time + release <text:span text:style-name="T74">duration </text:span>time, the processing of this sound effect is complete. <text:s/><text:span text:style-name="T162">The volume is 0.0.</text:span></text:p>
            </text:list-item>
            <text:list-item>
              <text:p text:style-name="P112">If the release duration time is infinite, <text:span text:style-name="T162">use the volume setting we remembered when release started.</text:span></text:p>
            </text:list-item>
            <text:list-item>
              <text:p text:style-name="P111"><text:span text:style-name="T13">Otherwise compute the volume setting as the volume setting we remembered when release </text:span><text:soft-page-break/><text:span text:style-name="T13">started multiplied by</text:span><text:span text:style-name="T13"><draw:frame draw:style-name="fr2" draw:name="Object4" text:anchor-type="as-char" svg:y="-0.2445in" svg:width="2.4134in" svg:height="0.3937in" draw:z-index="10"><draw:object xlink:href="./Object 4" xlink:type="simple" xlink:show="embed" xlink:actuate="onLoad"/><draw:image xlink:href="./ObjectReplacements/Object 4" xlink:type="simple" xlink:show="embed" xlink:actuate="onLoad"/></draw:frame></text:span><text:span text:style-name="T13">unless release duration time is 0, in which case set the volume to 0.</text:span></text:p>
            </text:list-item>
          </text:list>
        </text:list-item>
      </text:list>
      <text:p text:style-name="P81"><text:span text:style-name="T168">After computing the volume based on the envelope as described above, the volume is further multiplied by <text:s/></text:span><text:span text:style-name="T168"><draw:frame draw:style-name="fr2" draw:name="Object8" text:anchor-type="as-char" svg:y="-0.1484in" svg:width="1.6638in" svg:height="0.1846in" draw:z-index="11"><draw:object xlink:href="./Object 8" xlink:type="simple" xlink:show="embed" xlink:actuate="onLoad"/><draw:image xlink:href="./ObjectReplacements/Object 8" xlink:type="simple" xlink:show="embed" xlink:actuate="onLoad"/></draw:frame></text:span><text:span text:style-name="T168">. If the sound was triggered by a Note On MIDI event, it is additionally multiplied by </text:span><text:span text:style-name="T168"><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8">.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2">An exception to the above description is that when a release is triggered by the receipt of a Release message, the application is informed that the sound has terminated rather than completed.</text:p>
      <text:p text:style-name="P79">After <text:span text:style-name="T163">envelope</text:span> processing is complete the <text:span text:style-name="T163">sound is</text:span> <text:span text:style-name="T159">presented on the bin's source pad as</text:span> audio/x-raw, format F64LE or F32LE. <text:s/><text:span text:style-name="T163">The format of the source pad will match the format negotiated for the sink pad.</text:span></text:p>
      <text:h text:style-name="Heading_20_3" text:outline-level="3">Other Elements</text:h>
      <text:p text:style-name="P48">The operator's volume level, <text:span text:style-name="T159">the operator's pan value</text:span> <text:span text:style-name="T126">and the pausing condition are</text:span> controlled by the sound effects operator during the performance <text:span text:style-name="T168">or rehearsal</text:span>. <text:s/><text:span text:style-name="T110">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6">The sound effects operator can <text:span text:style-name="T168">also</text:span> use a function key as a convenient way to trigger the sound.</text:p>
      <text:h text:style-name="Heading_20_3" text:outline-level="3">Note Off</text:h>
      <text:p text:style-name="Text_20_body">If the sound was triggered by a Note On MIDI event, a corresponding Note Off <text:span text:style-name="T7">initiates the release of the sound by sending a Release message to the looper and envelope elements. <text:s/>The release process</text:span></text:p>
      <text:list xml:id="list8184094522953862876" text:style-name="L12">
        <text:list-item>
          <text:p text:style-name="P113">sets the release condition to true, </text:p>
        </text:list-item>
        <text:list-item>
          <text:p text:style-name="P114">sets the release start time to the current time,</text:p>
        </text:list-item>
        <text:list-item>
          <text:p text:style-name="P115">remembers the most recent volume value,</text:p>
        </text:list-item>
        <text:list-item>
          <text:p text:style-name="P114"><text:span text:style-name="T163">terminates any looping, </text:span>and, </text:p>
        </text:list-item>
        <text:list-item>
          <text:p text:style-name="P113"><text:span text:style-name="T28">signals to the application that this sound effect was terminated</text:span> <text:s/></text:p>
        </text:list-item>
      </text:list>
      <text:p text:style-name="P7">If the sound was triggered by pressing <text:span text:style-name="T171">the</text:span> start button on <text:span text:style-name="T171">a cluster</text:span>, an adjacent stop button initiates the <text:soft-page-break/>release process. <text:s/>If the sound was triggered by the internal sequencer, there will be an item later in the sequence which will initiate the release process, <text:span text:style-name="T67">or the sound can be stopped by the sound effects operator</text:span>. <text:s/><text:span text:style-name="T111">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1">triggering the release process is unnecessary.</text:span></text:p>
      <text:h text:style-name="Heading_20_3" text:outline-level="3">Defaults</text:h>
      <text:p text:style-name="P11">There are default values for <text:span text:style-name="T169">the parameters of a sound</text:span>:</text:p>
      <text:list xml:id="list8886176497115733001" text:style-name="L13">
        <text:list-item>
          <text:p text:style-name="P116">attack <text:span text:style-name="T163">duration </text:span>time defaults to 0,</text:p>
        </text:list-item>
        <text:list-item>
          <text:p text:style-name="P116">attack level defaults to <text:span text:style-name="T155">1</text:span>.<text:span text:style-name="T111">0,</text:span></text:p>
        </text:list-item>
        <text:list-item>
          <text:p text:style-name="P116">decay <text:span text:style-name="T163">duration </text:span>time defaults to 0,</text:p>
        </text:list-item>
        <text:list-item>
          <text:p text:style-name="P116">sustain level defaults to <text:span text:style-name="T155">1</text:span>.<text:span text:style-name="T111">0,</text:span></text:p>
        </text:list-item>
        <text:list-item>
          <text:p text:style-name="P116">release <text:span text:style-name="T14">start </text:span>time defaults to 0,</text:p>
        </text:list-item>
        <text:list-item>
          <text:p text:style-name="P116">release <text:span text:style-name="T68">duration </text:span>time defaults to 0,</text:p>
        </text:list-item>
        <text:list-item>
          <text:p text:style-name="P116">loop from time defaults to 0,</text:p>
        </text:list-item>
        <text:list-item>
          <text:p text:style-name="P116">loop to time defaults to 0,</text:p>
        </text:list-item>
        <text:list-item>
          <text:p text:style-name="P116">loop limit value defaults to 0,</text:p>
        </text:list-item>
        <text:list-item>
          <text:p text:style-name="P92">the starting position defaults to 0,</text:p>
        </text:list-item>
        <text:list-item>
          <text:p text:style-name="P117"><text:span text:style-name="T52">the sound designer's </text:span>volume level defaults to <text:span text:style-name="T155">1</text:span>.<text:span text:style-name="T111">0</text:span>, </text:p>
        </text:list-item>
        <text:list-item>
          <text:p text:style-name="P118">the sound designer's pan value defaults to Center, and</text:p>
        </text:list-item>
        <text:list-item>
          <text:p text:style-name="P120">the MIDI program number, MIDI note number, OSC name <text:span text:style-name="T122">and function key </text:span>default to unspecified.</text:p>
        </text:list-item>
      </text:list>
      <text:p text:style-name="P36">The result of <text:span text:style-name="T27">using </text:span>these defaults is that a <text:span text:style-name="T8">sound effect</text:span> will simply play once <text:span text:style-name="T52">at the volume of the WAV file when </text:span>triggered. <text:s/><text:span text:style-name="T8">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2">When the sound designer creates a sound effect, he will create the WAV file with full volume, and use the designer's volume level to attenuate it so that it plays correctly if the sound effects operator does not <text:soft-page-break/>adjust the operator's volume level. <text:s/>If a sound effect must be played with different volumes at different times, the sound designer will set the designer's volume level for the loudest instance, and use the velocity parameter of the Start Sound sequence item, <text:span text:style-name="T111">or the velocity of the Note On MIDI message from an external sequencer,</text:span> to attenuate other instances.</text:p>
      <text:p text:style-name="P93">The starting position <text:span text:style-name="T146">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8">Another common situation is wishing to play a dance number starting at a specified time.</text:span></text:p>
      <text:p text:style-name="P162">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5">Internal </text:span>Sequencer</text:h>
      <text:p text:style-name="P29">The <text:span text:style-name="T18">internal </text:span>sequencer <text:span text:style-name="T10">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289941174866700798" text:style-name="L14">
        <text:list-item>
          <text:p text:style-name="P122">Start <text:span text:style-name="T134">Sound: begin playing </text:span>a sound effect. <text:s/>The data in the item contains</text:p>
          <text:list>
            <text:list-item>
              <text:p text:style-name="P121"><text:span text:style-name="T29">the name of</text:span> the <text:span text:style-name="T15">sound effect</text:span>, </text:p>
            </text:list-item>
            <text:list-item>
              <text:p text:style-name="P123">the velocity,</text:p>
            </text:list-item>
            <text:list-item>
              <text:p text:style-name="P119">The sound designer's pan value: Center, Left 1 to 100 or Right 1 to 100,</text:p>
            </text:list-item>
            <text:list-item>
              <text:p text:style-name="P99">The program number, bank number and cluster number in which to display this sound,</text:p>
            </text:list-item>
            <text:list-item>
              <text:p text:style-name="P124">the name of the sequence item to execute when this sound effect completes,</text:p>
            </text:list-item>
            <text:list-item>
              <text:p text:style-name="P125">the name of the sequence item to execute when this sound effect is terminated, </text:p>
            </text:list-item>
            <text:list-item>
              <text:p text:style-name="P126">The name of the sequence item to execute when this sound effect starts,</text:p>
            </text:list-item>
            <text:list-item>
              <text:p text:style-name="P128">the importance of this sound for the sound effects operator,</text:p>
            </text:list-item>
            <text:list-item>
              <text:p text:style-name="P104">The Q_number, which is a list of numbers separated by periods used by MIDI Show <text:soft-page-break/>Control, and</text:p>
            </text:list-item>
            <text:list-item>
              <text:p text:style-name="P121"><text:s/>text to display to the operator <text:span text:style-name="T52">in the cluster.</text:span></text:p>
            </text:list-item>
          </text:list>
        </text:list-item>
        <text:list-item>
          <text:p text:style-name="P122">Stop: <text:span text:style-name="T134">cease playing</text:span> a sound effect. <text:s/>The data in the item contains</text:p>
          <text:list>
            <text:list-item>
              <text:p text:style-name="P121"><text:span text:style-name="T29">the name of</text:span> the sequence item that started <text:span text:style-name="T15">the sound effect, and</text:span></text:p>
            </text:list-item>
            <text:list-item>
              <text:p text:style-name="P121"><text:span text:style-name="T29">the name of</text:span> the sequence item to execute next.</text:p>
            </text:list-item>
          </text:list>
        </text:list-item>
        <text:list-item>
          <text:p text:style-name="P121">Wait: <text:span text:style-name="T134">pause this fork of the sequencer</text:span> <text:span text:style-name="T134">for </text:span>a specified length of time. <text:s/>The data in the item contains </text:p>
          <text:list>
            <text:list-item>
              <text:p text:style-name="P121">the time to wait,</text:p>
            </text:list-item>
            <text:list-item>
              <text:p text:style-name="P121"><text:span text:style-name="T29">the sequence item to execute after the specified time has passed, </text:span>and </text:p>
            </text:list-item>
            <text:list-item>
              <text:p text:style-name="P121">text to display to the operator <text:span text:style-name="T52">while we are waiting.</text:span></text:p>
            </text:list-item>
          </text:list>
        </text:list-item>
        <text:list-item>
          <text:p text:style-name="P129">Offer Sound: define what one of the sound <text:span text:style-name="T51">clusters</text:span> does. <text:s/>The data in the item contains</text:p>
          <text:list>
            <text:list-item>
              <text:p text:style-name="P129">The name of the sequence item to execute when the operator pushes the <text:span text:style-name="T51">start button in the cluster,</text:span> </text:p>
            </text:list-item>
            <text:list-item>
              <text:p text:style-name="P129">the <text:span text:style-name="T51">program number (0-127), bank number (0-7) and cluster </text:span>number <text:span text:style-name="T51">(0-15)</text:span> of the <text:span text:style-name="T51">cluster,</text:span></text:p>
            </text:list-item>
            <text:list-item>
              <text:p text:style-name="P130">the MIDI program number and note number from an external sequencer which causes the named sequencer item to be executed,</text:p>
            </text:list-item>
            <text:list-item>
              <text:p text:style-name="P130">the OSC name which cause<text:span text:style-name="T69">s</text:span> the named sequence item to be executed,</text:p>
            </text:list-item>
            <text:list-item>
              <text:p text:style-name="P104">The Q_number, which is a list of numbers separated by periods used by MIDI Show Control <text:span text:style-name="T134">to execute the named sequence item using the Go command</text:span>,</text:p>
            </text:list-item>
            <text:list-item>
              <text:p text:style-name="P131">The macro number, a value from 0 to 127 which is used by MIDI Show Control <text:span text:style-name="T134">to execute the named sequence item using the Fire command</text:span>,</text:p>
            </text:list-item>
            <text:list-item>
              <text:p text:style-name="P132">The function key which causes the named sequence item to execute,</text:p>
            </text:list-item>
            <text:list-item>
              <text:p text:style-name="P129">text to display to the operator in <text:span text:style-name="T51">the cluster,</text:span> and</text:p>
            </text:list-item>
            <text:list-item>
              <text:p text:style-name="P129">the sequence item to execute next.</text:p>
            </text:list-item>
          </text:list>
        </text:list-item>
        <text:list-item>
          <text:p text:style-name="P129">Cease <text:span text:style-name="T134">O</text:span>ffering <text:span text:style-name="T134">S</text:span>ound: remove the definition of what <text:span text:style-name="T60">a</text:span> <text:span text:style-name="T51">cluster</text:span> does. <text:s/>The data in this item contains</text:p>
          <text:list>
            <text:list-item>
              <text:p text:style-name="P129">The name of the Offer Sound sequence item which offered the sound, and</text:p>
            </text:list-item>
            <text:list-item>
              <text:p text:style-name="P129">the sequence item to execute next.</text:p>
            </text:list-item>
          </text:list>
        </text:list-item>
        <text:list-item>
          <text:p text:style-name="P121"><text:soft-page-break/><text:span text:style-name="T35">Operator Wait: w</text:span>ait for the sound effects operator to press the “play th<text:span text:style-name="T15">is sound effect</text:span>” key. The operator is shown the text for <text:span text:style-name="T44">this item</text:span>. <text:s/><text:span text:style-name="T12">In addition to the text there is a lamp which lights when the internal sequencer is waiting for the operator. <text:s/>The data in this item contains</text:span></text:p>
          <text:list>
            <text:list-item>
              <text:p text:style-name="P133">the sequence item to execute when the operator presses his key</text:p>
            </text:list-item>
            <text:list-item>
              <text:p text:style-name="P133">text to display to the operator, </text:p>
            </text:list-item>
            <text:list-item>
              <text:p text:style-name="P132">The function key which causes the sequencer to position to this sequence item and proceed as though the operator had also pressed the “play this sound effect” key,</text:p>
            </text:list-item>
            <text:list-item>
              <text:p text:style-name="P104">The Q_number, which is a list of numbers separated by periods used by MIDI Show Control <text:span text:style-name="T135">to execute this sequence item using the Go command</text:span>, <text:span text:style-name="T104">and</text:span></text:p>
            </text:list-item>
            <text:list-item>
              <text:p text:style-name="P131">The macro number, a value from 0 to 127 which is used by MIDI Show Control <text:span text:style-name="T135">to execute this sequence item using the Fire command.</text:span></text:p>
            </text:list-item>
          </text:list>
        </text:list-item>
        <text:list-item>
          <text:p text:style-name="P134">Start Sequence: there must be exactly one of these in a sequence. <text:s/>The data in this item contains</text:p>
          <text:list>
            <text:list-item>
              <text:p text:style-name="P134">The sequence item to execute next</text:p>
            </text:list-item>
          </text:list>
        </text:list-item>
      </text:list>
      <text:p text:style-name="P44">The sound effects designer constructs the <text:span text:style-name="T30">collection</text:span> of <text:span text:style-name="T33">sequencer </text:span>items, <text:span text:style-name="T30">which will be presented to the sound effects operator sorted by name</text:span>. <text:span text:style-name="T107">When the sequence is loaded, or in response to the Reset button or MIDI Show Control command Reset, the Start Sequence sequencer item is executed. <text:s/>It should set up whatever sound effects are to be offered to the operator before the performance starts, and then execute an Operator Wait.</text:span></text:p>
      <text:p text:style-name="P44">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7">A sequence item's name can be changed, and <text:span text:style-name="T30">doing </text:span>that automatically changes all references to it elsewhere in the sequence.</text:p>
      <text:p text:style-name="P62">To use the velocity of the Note On MIDI message from an external sequencer, use the Offer Sound sequence item to make a Start <text:span text:style-name="T136">Sound </text:span>sequence item with the velocity omitted available to the external sequencer.</text:p>
      <text:p text:style-name="P61">The pan value in the Start Sound sequence item, if specified, replaces the designer's pan value in the definition of the sound effect.</text:p>
      <text:p text:style-name="P23">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2">(but see </text:span><text:soft-page-break/><text:span text:style-name="T112">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5">Note that the Start Sound sequence item can do a two-way fork, by executing a sequence item when the sound effect starts and another when it completes or is terminated. <text:s/>This </text:span>allows multiple sound effects to be played at the same time, <text:span text:style-name="T45">and the Wait sequence item allows for</text:span> a timed delay between them. <text:s/><text:span text:style-name="T45">I</text:span>f a sound needs to stop based on on-stage action, the sequencer can wait for the operator's signal to initiate the release of a sound effect <text:span text:style-name="T45">using the Stop sequence item. <text:s/>The sequence as a whole ends when all forks have ended and no sounds are being played or offered by the internal sequencer.</text:span></text:p>
      <text:p text:style-name="P46">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4">An exception to the rule that a cluster occupied by an Offer Sound cannot be used by a <text:span text:style-name="T137">Start </text:span>Sound applies to sounds started by <text:span text:style-name="T149">triggering an offered sound</text:span>. <text:s/>Such sounds, if they do not specify a cluster, or if they specify the same cluster as the Offer Sound, will use that cluster, hiding the offer<text:span text:style-name="T137">ing of the </text:span>sound. <text:s/>If more than one sound plays at the same time (not counting release), other sounds must use different clusters. <text:s/>The offered sound becomes active again when <text:span text:style-name="T137">no sound is playing on its cluster</text:span>. <text:s/>This <text:span text:style-name="T160">exception</text:span> permits continuity of the operator volume <text:span text:style-name="T137">and pan </text:span>adjustment.</text:p>
      <text:p text:style-name="P53">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9">one of them is chosen arbitrarily to be the current sound.</text:span></text:p>
      <text:p text:style-name="P22">Whenever there are two or more forks in execution, there is the problem of serializing access to the sound effects operator<text:span text:style-name="T120">'s Play button</text:span>. <text:s/>If a fork executes an Operator Wait, other forks <text:span text:style-name="T51">executing </text:span><text:soft-page-break/><text:span text:style-name="T51">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66" text:outline-level="2">Telephone ring <text:span text:style-name="T36">example</text:span></text:h>
      <text:p text:style-name="P12">To make a telephone ring, we need <text:span text:style-name="T31">two sound effects and seven items in the internal sequencer</text:span>. <text:s/><text:span text:style-name="T46">When the sound effects operator initiates the ring the sequencer plays the </text:span>ringing <text:span text:style-name="T31">sound effect</text:span>, which can include a loop to conserve sample space. <text:s/>It has <text:span text:style-name="T14">release start time set to 5 milliseconds less than the desired ring time, and release duration time set to 10 milliseconds. <text:s/></text:span>If it completes without being stopped <text:span text:style-name="T31">the internal sequencer</text:span> <text:span text:style-name="T47">plays the ringout sound effect</text:span>. <text:s/><text:span text:style-name="T31">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1">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18">in 10 milliseconds</text:span> to the ringout unless the ringout is already in progress.</text:p>
      <text:p text:style-name="P19">Here is the sequence, in detail:</text:p>
      <text:list xml:id="list6467904671726311487" text:style-name="L15">
        <text:list-item>
          <text:p text:style-name="P127">Operator Wait, text “telephone rings”, next is item 2.</text:p>
        </text:list-item>
        <text:list-item>
          <text:p text:style-name="P127"><text:span text:style-name="T75">Start sound</text:span> ring, <text:span text:style-name="T54">cluster 0, text “ring”</text:span>, on start go to item 3, completion is item <text:span text:style-name="T46">5</text:span>, termination is item <text:span text:style-name="T46">7.</text:span></text:p>
        </text:list-item>
        <text:list-item>
          <text:p text:style-name="P127">Operator Wait, text “stop telephone ring”, next is item 4.</text:p>
        </text:list-item>
        <text:list-item>
          <text:p text:style-name="P127">Stop sequencer item 2, next is item <text:span text:style-name="T46">8, which is the Operator Wait for the next sound effect</text:span></text:p>
        </text:list-item>
        <text:list-item>
          <text:p text:style-name="P135"><text:span text:style-name="T75">Start sound</text:span> ringout, <text:span text:style-name="T54">cluster 0</text:span>, <text:span text:style-name="T81">text “ring”, </text:span>on completion go to item 6</text:p>
        </text:list-item>
        <text:list-item>
          <text:p text:style-name="P135"><text:span text:style-name="T75">Start sound</text:span> ring, <text:span text:style-name="T54">cluster 0</text:span>, <text:span text:style-name="T81">text “ring”, </text:span>on completion go to item 5, termination is item 7.</text:p>
        </text:list-item>
        <text:list-item>
          <text:p text:style-name="P135"><text:span text:style-name="T75">Start sound</text:span> ringout, <text:span text:style-name="T54">cluster 0</text:span>, <text:span text:style-name="T81">text “ring”, </text:span>no next items</text:p>
        </text:list-item>
      </text:list>
      <text:p text:style-name="P67">The above sequence forks at item 2, with one branch proceeding to items 3, 4 and 8, and the other looping between items 5 and 6 until it is terminated by the operator proceeding from item 3, in which case it may execute item 7 before it stops. <text:s/>The meaning of item 4 is that whatever sounds are playing <text:soft-page-break/>as a result of item 2, all that are not already doing their release are told to start their release.</text:p>
      <text:p text:style-name="P24">If it is necessary to do other sound effects while letting the telephone ring in the background, change item 2 to go to item 8 when the sound starts, omit items 3 and 4, and instruct the sound effects <text:span text:style-name="T60">operator</text:span> to press the Stop button on cluster <text:span text:style-name="T156">0</text:span> <text:span text:style-name="T82">(marked “ring”) </text:span>when the telephone ringing is to stop. <text:s/>The sound effects designer must avoid using cluster <text:span text:style-name="T156">0</text:span> <text:span text:style-name="T60">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67" text:outline-level="2">External Sequencer</text:h>
      <text:p text:style-name="Text_20_body"><text:span text:style-name="T33">An</text:span> external sequencer can send Note On MIDI messages to trigger <text:span text:style-name="T15">sound effects</text:span>. <text:s/><text:span text:style-name="T30">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3">Note Off finds <text:span text:style-name="T57">all sound effects being played by an offered sound with the specified program number 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effects which have not yet started release and initiates release on them. <text:s/>If there are no such sound effects, All Notes Off does nothing. <text:s/>All Sound Off mutes <text:span text:style-name="T112">the master output.</text:span></text:p>
      <text:p text:style-name="P27">The external sequencer can also use OSC messages to start and stop sounds.</text:p>
      <text:p text:style-name="P27">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9">The sound effects player <text:span text:style-name="T150">also </text:span>supports MIDI Show Control <text:span text:style-name="T112">messages from an external sequencer</text:span>. <text:s/>It regards itself as a sound device of type 13, which means “EPROM <text:span text:style-name="T99">player</text:span>”. <text:s/><text:span text:style-name="T99">The device ID and group ID are set by the sound effects operator. <text:s/>The sound effects player does not implement time code, cue </text:span><text:soft-page-break/><text:span text:style-name="T99">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38">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3">The sound effects player </text:span>supports the following <text:span text:style-name="T103">MIDI Show Control </text:span>commands:</text:p>
      <text:list xml:id="list537392460750137789" text:style-name="L16">
        <text:list-item>
          <text:p text:style-name="P136">Go <text:span text:style-name="T94">(01</text:span><text:span text:style-name="T95">16</text:span><text:span text:style-name="T97">)</text:span>: <text:span text:style-name="T88">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36">Resume <text:span text:style-name="T94">(03</text:span><text:span text:style-name="T95">16</text:span><text:span text:style-name="T97">)</text:span>: <text:span text:style-name="T88">If no Q_number is specified, resumes all stopped sounds. <text:s/>If a Q_number is specified, resumes only stopped sounds which were running due to a Start Sound with that Q_number, leaving all others stopped.</text:span></text:p>
        </text:list-item>
        <text:list-item>
          <text:p text:style-name="P136">Timed_go <text:span text:style-name="T94">(04</text:span><text:span text:style-name="T95">16</text:span><text:span text:style-name="T97">)</text:span>: <text:span text:style-name="T88">treated as Go.</text:span></text:p>
        </text:list-item>
        <text:list-item>
          <text:p text:style-name="P136">Stop <text:span text:style-name="T94">(02</text:span><text:span text:style-name="T95">16</text:span><text:span text:style-name="T97">)</text:span>: <text:span text:style-name="T88">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36">Load <text:span text:style-name="T94">(05</text:span><text:span text:style-name="T95">16</text:span><text:span text:style-name="T97">)</text:span>: <text:span text:style-name="T88">positions the sequencer to the Operator Wait sequence item with the specified Q_number.</text:span></text:p>
        </text:list-item>
        <text:list-item>
          <text:p text:style-name="P137">Set <text:span text:style-name="T94">(06</text:span><text:span text:style-name="T95">16</text:span><text:span text:style-name="T97">)</text:span>: <text:span text:style-name="T101">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text:span><text:soft-page-break/><text:span text:style-name="T101">contains 12 bytes, each 00</text:span><text:span text:style-name="T95">16</text:span><text:span text:style-name="T101"> to 7F</text:span><text:span text:style-name="T95">16</text:span><text:span text:style-name="T101">,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38">If the first byte is “<text:span text:style-name="T113">2”</text:span>, we are adjusting the master volume control. <text:s/>Bytes <text:span text:style-name="T157">two through seven must be ASCII spaces, and bytes eight through twelve</text:span> specify the setting of the master volume control, as described above.</text:p>
        </text:list-item>
        <text:list-item>
          <text:p text:style-name="P136">Fire <text:span text:style-name="T94">(07</text:span><text:span text:style-name="T95">16</text:span><text:span text:style-name="T97">)</text:span>: <text:span text:style-name="T100">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36">All_off <text:span text:style-name="T94">(08</text:span><text:span text:style-name="T95">16</text:span><text:span text:style-name="T97">)</text:span>: <text:span text:style-name="T89">mutes all sounds. <text:s/>This takes place just after the sound meter, and does not affect processing; it is equivalent to shutting down the speakers.</text:span></text:p>
        </text:list-item>
        <text:list-item>
          <text:p text:style-name="P136">Restore <text:span text:style-name="T94">(09</text:span><text:span text:style-name="T95">16</text:span><text:span text:style-name="T97">)</text:span>: <text:span text:style-name="T89">unmutes all sounds, reversing a prior All_off.</text:span></text:p>
        </text:list-item>
        <text:list-item>
          <text:p text:style-name="P136">Reset <text:span text:style-name="T94">(0A</text:span><text:span text:style-name="T95">16</text:span><text:span text:style-name="T97">)</text:span>: <text:span text:style-name="T113">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36">Go_off <text:span text:style-name="T94">(</text:span><text:span text:style-name="T98">0B</text:span><text:span text:style-name="T96">16</text:span><text:span text:style-name="T97">)</text:span>: <text:span text:style-name="T90">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36">Go/Jam_clock <text:span text:style-name="T94">(10</text:span><text:span text:style-name="T95">16</text:span><text:span text:style-name="T97">)</text:span>: <text:span text:style-name="T91">treated as Go.</text:span></text:p>
        </text:list-item>
        <text:list-item>
          <text:p text:style-name="P136">Standby_+ <text:span text:style-name="T94">(11</text:span><text:span text:style-name="T95">16</text:span><text:span text:style-name="T97">)</text:span>: <text:span text:style-name="T92">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36"><text:span text:style-name="T93">Standby_-</text:span> <text:span text:style-name="T94">(12</text:span><text:span text:style-name="T95">16</text:span><text:span text:style-name="T97">)</text:span><text:span text:style-name="T93">: If the sequencer is in an Operator Wait sequence item with a Q_number, position the sequencer to the Operator Wait sequence item with the previous Q_number, when the Q_numbers are sorted in cue order. <text:s/>If there is no such sequence item, or if the sequencer is </text:span><text:soft-page-break/><text:span text:style-name="T93">not at an Operator Wait sequence item with a Q_number, do nothing.</text:span></text:p>
        </text:list-item>
        <text:list-item>
          <text:p text:style-name="P136"><text:span text:style-name="T93"><text:s/>Sequence_+</text:span> <text:span text:style-name="T94">(13</text:span><text:span text:style-name="T95">16</text:span><text:span text:style-name="T97">)</text:span><text:span text:style-name="T93">: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36"><text:span text:style-name="T93">Sequence_-</text:span> <text:span text:style-name="T94">(14</text:span><text:span text:style-name="T95">16</text:span><text:span text:style-name="T97">)</text:span><text:span text:style-name="T93">: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68" text:outline-level="2">Gstreamer <text:span text:style-name="T108">pipeline</text:span></text:h>
      <text:p text:style-name="P45">The sound effects player is a gstreamer application and uses its custom <text:span text:style-name="T164">elements</text:span>, described above, along with several standard plugins. <text:s/><text:span text:style-name="T6">To avoid requiring a high-speed computer, the complete pipeline is constructed when a project is loaded or a sound effect modified; it is not changed while sound is playing. <text:s/></text:span>The <text:span text:style-name="T108">pipeline </text:span>structure looks like this:</text:p>
      <text:p text:style-name="P49">The application creates the following gstreamer <text:span text:style-name="T2">bin</text:span> for each sound effect defined in the project:</text:p>
      <text:list xml:id="list3587515108078226615" text:style-name="L17">
        <text:list-item>
          <text:p text:style-name="P139">A filesrc <text:span text:style-name="T118">element</text:span> which identifies the WAV file containing the waveforms.</text:p>
        </text:list-item>
        <text:list-item>
          <text:p text:style-name="P139"><text:span text:style-name="T164">A</text:span> wavparse <text:span text:style-name="T118">element</text:span>, which converts the WAV file into up to eight channels of raw audio.</text:p>
        </text:list-item>
        <text:list-item>
          <text:p text:style-name="P140">A looper element, which unrolls loops and handles some aspects of release.</text:p>
        </text:list-item>
        <text:list-item>
          <text:p text:style-name="P140">An envelope element, which handles attack, decay, sustain and release. <text:s/>It also has a volume parameter which handles the designer volume control.</text:p>
        </text:list-item>
        <text:list-item>
          <text:p text:style-name="P139"><text:span text:style-name="T164">A</text:span>n echo <text:span text:style-name="T118">element</text:span>, which has delay, intensity and feedback controls. <text:s/>These are specified by the sound effects designer, and can be edited. <text:s/><text:span text:style-name="T139">They default to no echo.</text:span></text:p>
        </text:list-item>
        <text:list-item>
          <text:p text:style-name="P139">An equalization <text:span text:style-name="T123">element</text:span>, which has gain values for the <text:span text:style-name="T119">29 Hz, 59 Hz, 119 Hz, 237 Hz, 474 Hz, 947 Hz, 1889 Hz, 3770 Hz, 7523 Hz and 15011 Hz bands. These</text:span> are specified by the sound <text:soft-page-break/>effects designer, and can be edited. <text:s/><text:span text:style-name="T119">They default to 0.</text:span></text:p>
        </text:list-item>
        <text:list-item>
          <text:p text:style-name="P141">If the WAV file contains one or two channels, <text:span text:style-name="T164">two </text:span>audiopanorama element<text:span text:style-name="T169">s</text:span>, which handle panning. <text:s/><text:span text:style-name="T165">The first of these elements is set to the designer's pan value. <text:s/></text:span>The control input to <text:span text:style-name="T165">the second </text:span>element is the operator pan value, represented as 0.0 for center, -1.0 for full left and +1.0 for full right. <text:s/>The output from th<text:span text:style-name="T169">ese two</text:span> element<text:span text:style-name="T169">s</text:span> is always two channels. <text:s/>If the WAV file contains more than two channels, <text:span text:style-name="T165">these</text:span> element<text:span text:style-name="T165">s</text:span> <text:span text:style-name="T165">are</text:span> not placed in the <text:span text:style-name="T161">bin</text:span>, and the output of the previous element is connected directly to the input of the next element.</text:p>
        </text:list-item>
        <text:list-item>
          <text:p text:style-name="P140">A volume element, which handles the operator volume control</text:p>
        </text:list-item>
        <text:list-item>
          <text:p text:style-name="P142">A <text:span text:style-name="T117">deinterleave element</text:span>, which <text:span text:style-name="T117">separates each channel of its input into a different output stream.</text:span></text:p>
        </text:list-item>
      </text:list>
      <text:p text:style-name="P68">The <text:span text:style-name="T2">output</text:span> of th<text:span text:style-name="T2">ese bins</text:span> is a single-channel <text:span text:style-name="T2">gstreamer source</text:span> for each channel of each sound effect. Each of these <text:span text:style-name="T2">bins</text:span> <text:span text:style-name="T169">produces only silence on all its channels</text:span> until its sound is started. <text:s/><text:span text:style-name="T2">The gstreamer pipeline contains all of the above bins plus one additional bin, which contains:</text:span></text:p>
      <text:list xml:id="list5556939323663118074" text:style-name="L18">
        <text:list-item>
          <text:p text:style-name="P143"><text:span text:style-name="T6">E</text:span>ight <text:span text:style-name="T2">adder</text:span> elements, one for each output of the sound effects player. <text:s/>The connection between the <text:span text:style-name="T161">sources</text:span> of the sound effects <text:span text:style-name="T2">bins</text:span> and the <text:span text:style-name="T161">sinks</text:span> of each <text:span text:style-name="T2">adder</text:span> is specified by the sound effects designer, and can be edited. <text:s/><text:span text:style-name="T140">The information is retained in the project file. <text:s/>The default is that output channel 1 gets channel 1 from each sound effect bin, output channel 2 gets all the channel 2s, etc. <text:s/>Note that each sound effects bin ends with a minimum of two gstreamer sources.</text:span></text:p>
        </text:list-item>
        <text:list-item>
          <text:p text:style-name="P143">An Interleave element, which combines the outputs of the eight <text:span text:style-name="T2">adder</text:span> elements into a single stream with eight channels.</text:p>
        </text:list-item>
        <text:list-item>
          <text:p text:style-name="P143">A Volume element, which implements the master volume control.</text:p>
        </text:list-item>
        <text:list-item>
          <text:p text:style-name="P143">A Level element, which extracts level information from the stream for display.</text:p>
        </text:list-item>
        <text:list-item>
          <text:p text:style-name="P143">Another Volume element, which implements the <text:span text:style-name="T2">master </text:span>mute control.</text:p>
        </text:list-item>
        <text:list-item>
          <text:p text:style-name="P143">A sink element, which sends the stream to an output device. <text:s/><text:span text:style-name="T2">For the software implementation it defaults to autoaudiosink, which finds a good output device. <text:s/>For the fancy console it is fixed to the device that drives the eight XLR connectors.</text:span></text:p>
        </text:list-item>
      </text:list>
      <text:h text:style-name="P169" text:outline-level="2">Tools</text:h>
      <text:p text:style-name="P57">The sound effects player has some tools for the sound effects designer and sound rehearsal operator.</text:p>
      <text:h text:style-name="P174" text:outline-level="3">Create a Cue from an m3u <text:span text:style-name="T151">F</text:span>ile</text:h>
      <text:p text:style-name="P57">An m3u file contains a list of sound files. <text:s/><text:span text:style-name="T128">This tool provides a convenient way to import them into the </text:span><text:soft-page-break/><text:span text:style-name="T128">sound effects player as a single cue. <text:s/>It does the following:</text:span></text:p>
      <text:list xml:id="list6069335206384130873" text:style-name="L19">
        <text:list-item>
          <text:p text:style-name="P144">Create<text:span text:style-name="T151">s</text:span> a sound effect for each sound file specified in the m3u file. <text:s/>All of the parameters take their defaults.</text:p>
        </text:list-item>
        <text:list-item>
          <text:p text:style-name="P144">Create<text:span text:style-name="T151">s</text:span> a Start Sound sequence item for each sound effect. <text:s/>Each sequence item, except the last, plays the next when it completes. <text:s/>The last plays the first, forming a loop. <text:s/><text:span text:style-name="T151">The text of the Start Sound sequence item is the name of the sound file.</text:span></text:p>
        </text:list-item>
        <text:list-item>
          <text:p text:style-name="P144">Create<text:span text:style-name="T151">s</text:span> an <text:span text:style-name="T123">Operator Wait</text:span> sequence item which <text:span text:style-name="T123">will </text:span>play the first Start Sound sequence item when <text:span text:style-name="T123">the operator pushes the Play button. <text:s/>The text displayed to the operator is the name of the m3u file.</text:span></text:p>
        </text:list-item>
        <text:list-item>
          <text:p text:style-name="P145">If there is no Start Sequence sequence item, create<text:span text:style-name="T151">s</text:span> one and make<text:span text:style-name="T151">s</text:span> the above Operator Wait sequence item its successor.</text:p>
        </text:list-item>
        <text:list-item>
          <text:p text:style-name="P145">Position<text:span text:style-name="T151">s</text:span> the sequencer to the Operator Wait sequence item created above.</text:p>
        </text:list-item>
      </text:list>
      <text:p text:style-name="P59"><text:span text:style-name="T128">After running the tool t</text:span>he operator can play the list of songs by pressing the Play button. <text:s/><text:span text:style-name="T128">The Stop button on the cluster that is playing the songs causes the player to skip to the next song. <text:s/>The Reset button stops the player. </text:span></text:p>
      <text:p text:style-name="P59"><text:span text:style-name="T129">The operator</text:span> can edit the Operator Wait sequence item to be an Offer Sound sequence item, specifying the cluster that is to play the songs.</text:p>
      <text:p text:style-name="P65">Note that the m3u file can contain names of directories in addition to names of sound files. <text:s/>In that case the directories are scanned for sound files.</text:p>
      <text:h text:style-name="P175" text:outline-level="3">Create a Play List from a <text:span text:style-name="T151">F</text:span>older of <text:span text:style-name="T151">S</text:span>ound <text:span text:style-name="T151">F</text:span>iles</text:h>
      <text:p text:style-name="P63">This tool provides a convenient way to turn a directory of sound files into a list of cues, any of which can be played on demand. <text:s/>It does the following:</text:p>
      <text:list xml:id="list5392893462313670514" text:style-name="L20">
        <text:list-item>
          <text:p text:style-name="P146">Create<text:span text:style-name="T151">s</text:span> a sound effect for each sound file in the directory. <text:s/>All of the parameters take their defaults.</text:p>
        </text:list-item>
        <text:list-item>
          <text:p text:style-name="P146">Create<text:span text:style-name="T151">s</text:span> an Operator Wait sequence item and a Start Sound sequence item for each sound effect. <text:s/><text:span text:style-name="T151">The text of both sequence items is the name of the sound file.</text:span></text:p>
        </text:list-item>
        <text:list-item>
          <text:p text:style-name="P147">Link<text:span text:style-name="T151">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48">If there is no Start Sequence sequence item, create<text:span text:style-name="T151">s</text:span> one and make<text:span text:style-name="T151">s</text:span> the first Operator Wait <text:soft-page-break/>sequence item its successor.</text:p>
        </text:list-item>
      </text:list>
      <text:p text:style-name="P63">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70" text:outline-level="2">Sound Effects Design Summary</text:h>
      <text:p text:style-name="P14">When a sound designer constructs <text:span text:style-name="T15">sound effects,</text:span> he creates the waveform for each channel using a tool like Audacity. <text:s/>He also specifies the envelope numbers and other information that control how the <text:span text:style-name="T15">sound effect</text:span> is played. <text:s/>Each <text:span text:style-name="T15">sound effect</text:span> is <text:span text:style-name="T165">described in</text:span> a<text:span text:style-name="T165">n XML</text:span> file containing the envelope and other information, plus the name of the file containing the waveforms. <text:s/>A waveform file can be used by more than one <text:span text:style-name="T15">sound effect</text:span>. <text:s/><text:span text:style-name="T141">Sounds can be routed to up to 8 independent output channels.</text:span></text:p>
      <text:p text:style-name="P27">Unless the show is very simple, the sound effects designer will also construct a collection of sequence items. <text:s/>They will walk the sound effects operator through the show, giving him buttons to play the appropriate sounds at the appropriate times. <text:s/><text:span text:style-name="T172">The sequence is also contained in an XML file.</text:span></text:p>
      <text:h text:style-name="Heading_20_2" text:outline-level="2">Implementations</text:h>
      <text:p text:style-name="P8">I imagine two implementations of the <text:span text:style-name="T70">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5">sound effect</text:span> is started, and the Start button is lit. <text:s/><text:span text:style-name="T34">When the sound effect finishes playing, the lamp goes out.</text:span> <text:s/>Pressing the Start button while the lamp is lit has no effect.</text:p>
      <text:p text:style-name="Text_20_body">If the operator presses the Stop button while the Start button's lamp is lit, <text:span text:style-name="T11">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2">and buttons </text:span>work the same way if the start and stop come from <text:span text:style-name="T61">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text:soft-page-break/>When a sound effect is playing, the <text:span text:style-name="T132">small display</text:span> in the cluster show<text:span text:style-name="T165">s</text:span> <text:span text:style-name="T53">the operator</text:span> volume. <text:s/><text:span text:style-name="T53">It starts at 100%, which is the external representation of 1.0,</text:span> but the sound effects operator can adjust the volume by turning the soft dial. <text:s/><text:span text:style-name="T132">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6">Above the 16 clusters are the <text:span text:style-name="T71">general </text:span>controls. <text:s/></text:p>
      <text:list xml:id="list9166181957077315096" text:style-name="L21">
        <text:list-item>
          <text:p text:style-name="P149"><text:span text:style-name="T121">A</text:span> bank dial to specify which of the eight banks of samples the 16 clusters refer to. <text:s/></text:p>
        </text:list-item>
        <text:list-item>
          <text:p text:style-name="P149"><text:span text:style-name="T121">T</text:span>wo program dials, one with 16 positions and the other with 8, to specify the program number. </text:p>
        </text:list-item>
        <text:list-item>
          <text:p text:style-name="P150">A sequencer section with</text:p>
          <text:list>
            <text:list-item>
              <text:p text:style-name="P149">a <text:span text:style-name="T83">small text</text:span> display, </text:p>
            </text:list-item>
            <text:list-item>
              <text:p text:style-name="P149">a dial to rapidly scroll forward and backward in the sequence, </text:p>
            </text:list-item>
            <text:list-item>
              <text:p text:style-name="P149">a forward and a backward single step button to position the sequencer precisely, </text:p>
            </text:list-item>
            <text:list-item>
              <text:p text:style-name="P149">a large <text:span text:style-name="T34">Play This Sound Effect </text:span>button <text:span text:style-name="T71">which lets the sequencer proceed to its next item</text:span>, <text:span text:style-name="T105">and</text:span></text:p>
            </text:list-item>
            <text:list-item>
              <text:p text:style-name="P149"><text:span text:style-name="T105">a small lamp that lights when the sequencer is waiting for the operator.</text:span> </text:p>
            </text:list-item>
          </text:list>
        </text:list-item>
        <text:list-item>
          <text:p text:style-name="P150">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49"><text:span text:style-name="T121">The master volume control, a soft dial with an adjacent <text:s/>2</text:span><text:span text:style-name="T23">½</text:span><text:span text:style-name="T106">-digit display. <text:s/>It defaults to 1.0, which is displayed as 100%. <text:s/>All eight channels of output are multiplied by the master volume control value before output.</text:span></text:p>
        </text:list-item>
        <text:list-item>
          <text:p text:style-name="P150">A mute button. <text:s/>The mute button is back-lit and functions like the pause button. <text:s/>When the sound effects player is muted the <text:span text:style-name="T165">looper runs normally</text:span> but the outputs are silenced.</text:p>
        </text:list-item>
        <text:list-item>
          <text:p text:style-name="P150">A single-channel stack of LEDs which function<text:span text:style-name="T165">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50">The Reset button stops all processing and initializes the device. <text:s/>If there is a sequence defined, it is started at its Start Sequence item.</text:p>
        </text:list-item>
        <text:list-item>
          <text:p text:style-name="P150">A display of the amount of time remaining in the current sound. <text:s/>It can be switched to show the amount of time the current sound has been playing. <text:s/>When the internal sequencer is running, it <text:soft-page-break/>specifies which sound is current. <text:s/>Otherwise, the last sound triggered by the operator is the current sound.</text:p>
        </text:list-item>
        <text:list-item>
          <text:p text:style-name="P151">The Shutdown button stops all processing, waits for all file writing to complete, and turns off power.</text:p>
        </text:list-item>
      </text:list>
      <text:p text:style-name="P56"><text:span text:style-name="T32">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4">and renamed</text:span>. <text:s/><text:span text:style-name="T12">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5">sound effects</text:span> can also be edited. <text:s/>In <text:span text:style-name="T15">sound effects</text:span> editing mode, <text:span text:style-name="T55">the text at the top of each cluster shows the name of a sound effect. <text:s/>P</text:span>ressing a Start button chooses a <text:span text:style-name="T15">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5">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9">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4">The console has a USB interface which allows a thumb drive to be connected, so sound <text:span text:style-name="T145">file</text:span>s prepared externally can be loaded by the tools, <text:span text:style-name="T144">or using the sound effects editor.</text:span></text:p>
      <text:p text:style-name="P10"><text:span text:style-name="T38">Sound o</text:span>utput is provided by eight XLR connectors. <text:s/>Digital output is also a possibility, using <text:span text:style-name="T38">the</text:span> Ethernet connector. <text:s/>Storage of WAV files and the other information is provided by an SD card slot, <text:span text:style-name="T38">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2">or from the USB interface.</text:span></text:p>
      <text:p text:style-name="P41"><text:soft-page-break/>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3">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2">and the routing of each channel of each sound effect to the eight outputs</text:span>. <text:s/><text:span text:style-name="T143">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20">now </text:span>be more practical and imagine how it might be implemented using a standard computer. <text:s/><text:span text:style-name="T25">The program will be written as a gstreamer 1.0 application, so it can use the gstreamer plugins described above to play sounds. <text:s/></text:span></text:p>
      <text:p text:style-name="P3">The program <text:span text:style-name="T62">has</text:span> <text:span text:style-name="T20">four </text:span>modes: <text:span text:style-name="T20">Run </text:span>Sequencer, <text:span text:style-name="T20">Run </text:span>Non-sequencer, Edit <text:span text:style-name="T20">Sound Effects and Edit Sequence</text:span>. <text:s/>In <text:span text:style-name="T20">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performance or choose songs to play from a play list.</text:span></text:p>
      <text:p text:style-name="P2">In <text:span text:style-name="T20">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7">when it starts to release </text:span>the next sound effect becomes the current sound effect. <text:s/><text:span text:style-name="T17">If he presses the Backspace key, this forces the current sound effect to start its release immediately, the same as receiving a Note Off from an external sequencer.</text:span></text:p>
      <text:p text:style-name="P2">In Edit <text:span text:style-name="T20">Sound Effects</text:span> mode <text:span text:style-name="T16">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text:soft-page-break/>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4">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4">the operator selects </text:span>another cluster. <text:s/>Adjusting the operator volume for a cluster carries over to every sound effect played in that cluster until the cluster leaves the screen.</text:p>
      <text:p text:style-name="P75">When the program starts it can Open a <text:span text:style-name="T19">project file containing global information about the sound effects for a play, including the file name for each sound effect. <text:s/>Each of these</text:span> <text:span text:style-name="T42">sound effect description </text:span>file<text:span text:style-name="T85">s</text:span> contains the path to the WAV file that contains the waveforms, and the values for the other parameters set by the sound designer for each sound effect. <text:s/><text:span text:style-name="T19">The project file may also name the file which contains all the information for the internal sequencer. <text:s/>All of these files can be written using the Edit modes.</text:span></text:p>
      <text:p text:style-name="P76">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5"><text:soft-page-break/>A function key can be tied to a sequence item or sound effect. <text:s/>Pressing the function key works like receiving the MIDI Show Control command Go.</text:p>
      <text:p text:style-name="P43">The screen also includes a pause button, a mute button, a master volume control, <text:span text:style-name="T107">sound level meter, a Reset button and a time remaining display. <text:s/></text:span><text:s/>See the description of the fancy console for what these controls <text:span text:style-name="T121">and displays </text:span>do.</text:p>
      <text:p text:style-name="P16">The <text:span text:style-name="T85">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21">¼</text:span>-inch phono connectors <text:span text:style-name="T64">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here is an Edit Preferences function which provides access to options which do not need to be changed during a performance. <text:s/>These include MIDI channel, MIDI Show Control device ID, MIDI Show Control group ID, MIDI Show Control UDP port number <text:span text:style-name="T108">and the ALSA device that outputs the sound. <text:s/>There is also provision for editing the routing between each channel of each sound effect and the eight outputs.</text:span></text:p>
      <text:p text:style-name="P58">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71" text:outline-level="2">City Street example</text:h>
      <text:p text:style-name="P18">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8">We will have a sound effect which holds 15 minutes of low-level background sounds, looped. <text:s/>Th<text:span text:style-name="T173">is</text:span> sound effect has a 3-second attack to full volume, 0 decay, full volume sustain, and 3 second release <text:soft-page-break/><text:span text:style-name="T73">duration </text:span>time, <text:span text:style-name="T49">which is triggered at the end of the scene. <text:s/>The WAV file is 15 minutes and three seconds long, the loop from time is set to 15 minutes, and the first three seconds of the file are duplicated at the end.</text:span></text:p>
      <text:p text:style-name="P20">Each of the other sounds has its own sound effect. <text:s/><text:span text:style-name="T50">The sequence would be constructed like this:</text:span></text:p>
      <text:list xml:id="list5660865780578492017" text:style-name="L22">
        <text:list-item>
          <text:p text:style-name="P152">Operator Wait, text “scene starts”, next is item 2.</text:p>
        </text:list-item>
        <text:list-item>
          <text:p text:style-name="P152">Start background sound effect, <text:span text:style-name="T64">cluster 1, text “background”, </text:span>when it starts go to item 3.</text:p>
        </text:list-item>
        <text:list-item>
          <text:p text:style-name="P152">Operator Wait, text “horn honks”, next is item 4.</text:p>
        </text:list-item>
        <text:list-item>
          <text:p text:style-name="P152">Start horn sound, <text:span text:style-name="T64">cluster 2, text “horn honking”, </text:span>when it completes or terminates go to item 5.</text:p>
        </text:list-item>
        <text:list-item>
          <text:p text:style-name="P152">Operator Wait, text “siren”, next is item 6.</text:p>
        </text:list-item>
        <text:list-item>
          <text:p text:style-name="P152">Start siren sound, <text:span text:style-name="T64">cluster 2, text “siren”, </text:span>when it completes or terminates go to item 7.</text:p>
        </text:list-item>
        <text:list-item>
          <text:p text:style-name="P152">Operator Wait, text “scene ends”, next is item 8.</text:p>
        </text:list-item>
        <text:list-item>
          <text:p text:style-name="P152">Stop item 2, next is item 9, which is the Operator Wait for the start of the next scene.</text:p>
        </text:list-item>
      </text:list>
      <text:p text:style-name="P20">If there <text:span text:style-name="T86">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I am not going to work out the whole sequence for the show here—there are about 120 sound cues. <text:s/>Instead I shall just sketch out how to construct it.</text:p>
      <text:p text:style-name="P21">The music plays continuously throughout the show, initially at volume <text:span text:style-name="T114">0.</text:span>0. <text:s/>It always appears <text:span text:style-name="T56">as an offered sound in cluster 0.</text:span> <text:s/><text:span text:style-name="T56">At the top of the show the sound effects operator sets its operator volume to 0 and starts it. <text:s/></text:span>When the sound effects operator wishes to bring it up, he selects it and uses the numeric keypad keys to raise its volume, and lower it later. <text:s/><text:span text:style-name="T56">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ext:soft-page-break/>The wind is an offered sound in cluster <text:span text:style-name="T153">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4">played</text:span> <text:span text:style-name="T64">asynchronously </text:span>in cluster <text:span text:style-name="T153">2</text:span> <text:span text:style-name="T64">under control of the sequencer. <text:s/>The sequencer also stops them when they are done</text:span>. <text:s/>The other sound effects do not overlap <text:span text:style-name="T64">each other, so they are played</text:span> <text:span text:style-name="T64">synchronously </text:span>by the sequencer <text:span text:style-name="T58">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5">asynchronously </text:span>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8">There are certain things a sound effects player is expected to do. <text:s/>In this section I will explain how this sound effects player does those things.</text:p>
      <text:h text:style-name="Heading_20_3" text:outline-level="3">Basic Controls</text:h>
      <text:list xml:id="list3918128684135028658" text:style-name="L23">
        <text:list-item>
          <text:p text:style-name="P153">Play a sound. <text:s/>In non-sequencer mode, all the sounds are visible, each with a Start and Stop button, and a volume control. <text:s/>By using the <text:span text:style-name="T173">internal </text:span>sequencer very complex sounds can be made using the same interface. <text:s/><text:span text:style-name="T87">MIDI Note On, OSC and MIDI Show Control can be used to play sounds remotely.</text:span></text:p>
        </text:list-item>
        <text:list-item>
          <text:p text:style-name="P154">Stop playing a sound. <text:s/>As described above, each sound has a Stop button. <text:s/><text:span text:style-name="T87">MIDI Note Off, OSC and MIDI Show Control can be used to stop sounds remotely.</text:span></text:p>
        </text:list-item>
        <text:list-item>
          <text:p text:style-name="P154">Stop All. <text:s text:c="2"/><text:span text:style-name="T87">The MIDI command All Sound Off can be used to stop all sounds remotely. <text:s/>There are also the Pause and Mute buttons which can be operated remotely using MIDI Show Control.</text:span></text:p>
        </text:list-item>
        <text:list-item>
          <text:p text:style-name="P154">Fade. <text:s/>As described above, each sound has a volume control. <text:s/><text:span text:style-name="T102">The volume of any sound can be controlled remotely using the MIDI Show Control command Set.</text:span></text:p>
        </text:list-item>
        <text:list-item>
          <text:p text:style-name="P154">Fade All. <text:s/><text:span text:style-name="T107">There is a master volume control, which can be operated remotely using MIDI Show Control. <text:s/>In addition, the MIDI command All Notes Off can be used to fade all sounds remotely.</text:span></text:p>
        </text:list-item>
        <text:list-item>
          <text:p text:style-name="P154"><text:soft-page-break/>Advance. <text:s/>The operator can skip to the next Operator Wait sequence item using the sequencer controls. <text:s/><text:span text:style-name="T102">This can be done remotely using the MIDI Show Control command Standby_+.</text:span></text:p>
        </text:list-item>
        <text:list-item>
          <text:p text:style-name="P154">Rewind. <text:s/><text:span text:style-name="T107">There is a local Reset button. <text:s/>This can be done remotely using the MIDI Show Control command Reset.</text:span></text:p>
        </text:list-item>
      </text:list>
      <text:h text:style-name="Heading_20_3" text:outline-level="3">Edit or Create a Cue</text:h>
      <text:list xml:id="list288332595335534072" text:style-name="L24">
        <text:list-item>
          <text:p text:style-name="P155">Select the sound file. <text:s/>This is done with the File Name parameter in Edit Sequence mode.</text:p>
        </text:list-item>
        <text:list-item>
          <text:p text:style-name="P155">Set levels: the designer volume <text:span text:style-name="T115">is a parameter of each sound effect.</text:span></text:p>
        </text:list-item>
        <text:list-item>
          <text:p text:style-name="P155">Set EQ: <text:span text:style-name="T108">There is an equalizer for each sound effect. <text:s/>The parameters are set by the sound designer, but can be modified by the sound operator. <text:s/>They are saved with each sound.</text:span></text:p>
        </text:list-item>
        <text:list-item>
          <text:p text:style-name="P155">Set Echo/Reverb: <text:span text:style-name="T108">There is an echo processor for each sound effect. <text:s/>Like the equalizer the parameters are set by the sound designer, but can be modified by the sound operator, and are saved with each sound.</text:span></text:p>
        </text:list-item>
        <text:list-item>
          <text:p text:style-name="P155">Set fade in/out, cross fade (levels and time). <text:s/>Fade in is done using the attack <text:span text:style-name="T166">duration </text:span>time and level parameters. <text:s/>Fade out is done with release start time and release duration time. <text:s/>Cross fading is done by starting the new sound when the old one begins its release.</text:p>
        </text:list-item>
        <text:list-item>
          <text:p text:style-name="P155">Play a sound on operator input or receipt of a command from a remote sequencer: Any sound presented to the operator can also be triggered using MIDI <text:span text:style-name="T158">Note On</text:span>, OSC <text:span text:style-name="T158">and MIDI Show Control.</text:span></text:p>
        </text:list-item>
        <text:list-item>
          <text:p text:style-name="P155">Fade an active cue remotely: On receipt of a Note Off, a sound can fade out or transition to one with a lower volume using the <text:span text:style-name="T87">Start Sound sequencer item which forks to a new sound on termination of this one. <text:s/>Also, the MIDI Show Control command Set can be used to change the volume of any playing sound.</text:span></text:p>
        </text:list-item>
        <text:list-item>
          <text:p text:style-name="P156">Pause a playing sound: <text:span text:style-name="T107">The operator has a Pause button.</text:span> <text:span text:style-name="T102">This can be done remotely using the MIDI Show Control command Pause.</text:span></text:p>
        </text:list-item>
        <text:list-item>
          <text:p text:style-name="P156">Background/Independent: Background or independent cues can be played by forking the sequencer, using Start Sound and specifying sequence items to be execute<text:span text:style-name="T130">d</text:span> when the sound starts and when it completes or is terminated. <text:s/>These cues can be acted upon externally since they have MIDI note numbers, and the Stop All and Fade All commands control them.</text:p>
        </text:list-item>
      </text:list>
      <text:h text:style-name="P172" text:outline-level="2"><text:soft-page-break/>Summary of Significant Changes</text:h>
      <text:h text:style-name="P176" text:outline-level="3">November 11, 2014</text:h>
      <text:list xml:id="list8064392681433038948" text:style-name="L25">
        <text:list-item>
          <text:p text:style-name="P157">Added the section Doing Standard Things in response to Mac's review of the November 10 edition. <text:s/>Adding that pointed out the need for some additional controls and remote commands. That led me to MIDI Show Control.</text:p>
        </text:list-item>
        <text:list-item>
          <text:p text:style-name="P158">Added support of MIDI Show Control in addition to the usual Note On and Note Off commands.</text:p>
        </text:list-item>
      </text:list>
      <text:h text:style-name="P177" text:outline-level="3">November 14, 2014</text:h>
      <text:p text:style-name="P60">Mac showed me Cueplayer, a very good sound player. <text:s/>To achieve feature parity with it, I added the following features:</text:p>
      <text:list xml:id="list3509494793249338301" text:style-name="L26">
        <text:list-item>
          <text:p text:style-name="P159">Allow sound to be re-channeled into the eight outputs</text:p>
        </text:list-item>
        <text:list-item>
          <text:p text:style-name="P159">Replace the 3-band equalizer with a 10-band equalizer.</text:p>
        </text:list-item>
        <text:list-item>
          <text:p text:style-name="P159">Allow the sound rehearsal operator to start a sound later than its normal start point.</text:p>
        </text:list-item>
        <text:list-item>
          <text:p text:style-name="P159">Display the time left in the current sound</text:p>
        </text:list-item>
        <text:list-item>
          <text:p text:style-name="P159">Let a function key start a sound</text:p>
        </text:list-item>
        <text:list-item>
          <text:p text:style-name="P159">Add panning of <text:span text:style-name="T131">monophonic and stereo </text:span>sound <text:span text:style-name="T131">effects.</text:span></text:p>
        </text:list-item>
        <text:list-item>
          <text:p text:style-name="P159">Add tools to create play lists from imported sound files or m3u files.</text:p>
        </text:list-item>
        <text:list-item>
          <text:p text:style-name="P159">Provide a convenient way to relocate sound files.</text:p>
        </text:list-item>
      </text:list>
      <text:p text:style-name="P70">Also, I acknowledged the role of the rehearsal sound operator as a third user of the sound effects player.</text:p>
      <text:h text:style-name="Heading_20_3" text:outline-level="3">November 15, 2014</text:h>
      <text:p text:style-name="P69">Make the goal of not requiring a high-speed CPU explicit, and use this goal to justify the fixed gstreamer pipeline.</text:p>
      <text:h text:style-name="Heading_20_3" text:outline-level="3">December 2<text:span text:style-name="T5">1</text:span>, 2014</text:h>
      <text:p text:style-name="P72">Based on what I have learned about gstreamer, update the volume definition to be a floating-point number between 0.0 and 4.0, and update the time base to nanoseconds.</text:p>
      <text:h text:style-name="Heading_20_3" text:outline-level="3">January 4, 2014</text:h>
      <text:p text:style-name="P73">It is actually the adder, not the funnel, that provides the mixing of many sounds into one. <text:s/>Also some <text:soft-page-break/>updating of the gstreamer information based on prototyping.</text:p>
      <text:h text:style-name="P178" text:outline-level="3">May 3, 2015</text:h>
      <text:p text:style-name="P78">Update some of the gstreamer information based on getting the envelope plugin nearly working. <text:s/><text:span text:style-name="T167">There are now just two custom plugins: looper and envelope.</text:span></text:p>
      <text:h text:style-name="Heading_20_3" text:outline-level="3">June 1<text:span text:style-name="T170">4</text:span>, 2015</text:h>
      <text:p text:style-name="P83">Do some more updating of the gstreamer information based on getting both plugins working. <text:s/>The plugins are well-commented, so there is some overlap between the information presented here and the information in the source code.</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1b9cca"/>
    </style:style>
    <style:style style:name="MT2" style:family="text">
      <style:text-properties officeooo:rsid="01113f3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text:span text:style-name="MT1">June 14</text:span>, 201<text:span text:style-name="MT2">5</text:span></text:p>
      </style:header>
      <style:footer>
        <text:p text:style-name="Footer"><text:tab/><text:span text:style-name="MT3">Page </text:span><text:span text:style-name="MT3"><text:page-number text:select-page="current">28</text:page-number></text:span><text:span text:style-name="MT3"> of </text:span><text:span text:style-name="MT3"><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5-06-14T09:39:57.165723945</dc:date>
    <dc:creator>John Sauter</dc:creator>
    <meta:editing-duration>P2DT11H7M31S</meta:editing-duration>
    <meta:editing-cycles>202</meta:editing-cycles>
    <meta:generator>LibreOffice/4.3.7.2$Linux_X86_64 LibreOffice_project/430$Build-2</meta:generator>
    <meta:document-statistic meta:table-count="0" meta:image-count="0" meta:object-count="7" meta:page-count="29" meta:paragraph-count="358" meta:word-count="11969" meta:character-count="68005" meta:non-whitespace-character-count="56123"/>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